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paragraph-rsid="002797df"/>
    </style:style>
    <style:style style:name="P17" style:family="paragraph" style:parent-style-name="Text_20_body">
      <style:text-properties officeooo:paragraph-rsid="002db773"/>
    </style:style>
    <style:style style:name="P18" style:family="paragraph" style:parent-style-name="Text_20_body">
      <style:text-properties officeooo:rsid="002db773" officeooo:paragraph-rsid="002db773"/>
    </style:style>
    <style:style style:name="P19" style:family="paragraph" style:parent-style-name="Text_20_body">
      <style:text-properties officeooo:rsid="0034fa7e" officeooo:paragraph-rsid="0034fa7e"/>
    </style:style>
    <style:style style:name="P20" style:family="paragraph" style:parent-style-name="Text_20_body">
      <style:text-properties officeooo:paragraph-rsid="0038929b"/>
    </style:style>
    <style:style style:name="P21" style:family="paragraph" style:parent-style-name="Text_20_body">
      <style:text-properties officeooo:paragraph-rsid="003e47c0"/>
    </style:style>
    <style:style style:name="P22" style:family="paragraph" style:parent-style-name="Text_20_body">
      <style:text-properties officeooo:rsid="003ffa84" officeooo:paragraph-rsid="003ffa84"/>
    </style:style>
    <style:style style:name="P23" style:family="paragraph" style:parent-style-name="Text_20_body">
      <style:text-properties officeooo:rsid="0041c449" officeooo:paragraph-rsid="0041c449"/>
    </style:style>
    <style:style style:name="P24" style:family="paragraph" style:parent-style-name="Text_20_body">
      <style:text-properties officeooo:rsid="0016c718" officeooo:paragraph-rsid="0042e302"/>
    </style:style>
    <style:style style:name="P25" style:family="paragraph" style:parent-style-name="Text_20_body">
      <style:text-properties officeooo:rsid="00766659" officeooo:paragraph-rsid="00766659"/>
    </style:style>
    <style:style style:name="P26" style:family="paragraph" style:parent-style-name="Reference">
      <style:paragraph-properties fo:break-before="page">
        <style:tab-stops/>
      </style:paragraph-properties>
    </style:style>
    <style:style style:name="P27" style:family="paragraph" style:parent-style-name="Contents_20_Heading">
      <style:paragraph-properties fo:break-before="page"/>
    </style:style>
    <style:style style:name="P28" style:family="paragraph" style:parent-style-name="Reference">
      <style:paragraph-properties>
        <style:tab-stops/>
      </style:paragraph-properties>
    </style:style>
    <style:style style:name="P29" style:family="paragraph" style:parent-style-name="Command">
      <style:text-properties fo:font-style="italic" style:font-style-asian="italic" style:font-style-complex="italic"/>
    </style:style>
    <style:style style:name="P30" style:family="paragraph" style:parent-style-name="Command">
      <style:text-properties style:font-style-asian="normal" style:font-style-complex="normal"/>
    </style:style>
    <style:style style:name="P31" style:family="paragraph" style:parent-style-name="Command">
      <style:text-properties officeooo:paragraph-rsid="0036e484"/>
    </style:style>
    <style:style style:name="P32" style:family="paragraph" style:parent-style-name="Note">
      <style:text-properties fo:font-style="normal" style:font-style-asian="normal" style:font-style-complex="normal"/>
    </style:style>
    <style:style style:name="P33" style:family="paragraph" style:parent-style-name="Note">
      <style:text-properties officeooo:paragraph-rsid="002797df"/>
    </style:style>
    <style:style style:name="P34" style:family="paragraph" style:parent-style-name="Option_20_title">
      <style:text-properties style:font-style-asian="normal" style:font-style-complex="normal"/>
    </style:style>
    <style:style style:name="P35" style:family="paragraph" style:parent-style-name="Option_20_title">
      <style:text-properties fo:font-style="normal" style:font-style-asian="normal" style:font-style-complex="normal"/>
    </style:style>
    <style:style style:name="P36" style:family="paragraph" style:parent-style-name="Option_20_title">
      <style:text-properties officeooo:paragraph-rsid="00283a1c"/>
    </style:style>
    <style:style style:name="P37" style:family="paragraph" style:parent-style-name="Option_20_title">
      <style:text-properties officeooo:rsid="0068dc3f"/>
    </style:style>
    <style:style style:name="P38" style:family="paragraph" style:parent-style-name="Note">
      <style:paragraph-properties fo:margin-left="11.99mm" fo:margin-right="0mm" fo:text-indent="-11.99mm" style:auto-text-indent="false"/>
    </style:style>
    <style:style style:name="P39" style:family="paragraph" style:parent-style-name="Option">
      <style:paragraph-properties fo:margin-left="0mm" fo:margin-right="0mm" fo:text-indent="0mm" style:auto-text-indent="false"/>
    </style:style>
    <style:style style:name="P40" style:family="paragraph" style:parent-style-name="Standard">
      <style:text-properties officeooo:rsid="0013ea2a" officeooo:paragraph-rsid="0013ea2a"/>
    </style:style>
    <style:style style:name="P41" style:family="paragraph" style:parent-style-name="Footnote">
      <style:text-properties officeooo:rsid="0015d65b" officeooo:paragraph-rsid="0015d65b"/>
    </style:style>
    <style:style style:name="P42" style:family="paragraph" style:parent-style-name="Footnote">
      <style:text-properties officeooo:rsid="00259ac4" officeooo:paragraph-rsid="00259ac4"/>
    </style:style>
    <style:style style:name="P43" style:family="paragraph" style:parent-style-name="Footnote">
      <style:text-properties officeooo:rsid="002706f7" officeooo:paragraph-rsid="002706f7"/>
    </style:style>
    <style:style style:name="P44" style:family="paragraph" style:parent-style-name="Footnote">
      <style:text-properties officeooo:rsid="002797df" officeooo:paragraph-rsid="002797df"/>
    </style:style>
    <style:style style:name="P45" style:family="paragraph" style:parent-style-name="Footnote">
      <style:text-properties officeooo:rsid="00283a1c" officeooo:paragraph-rsid="00283a1c"/>
    </style:style>
    <style:style style:name="P46" style:family="paragraph" style:parent-style-name="Footnote">
      <style:text-properties officeooo:rsid="002ee9f8" officeooo:paragraph-rsid="002ee9f8"/>
    </style:style>
    <style:style style:name="P47" style:family="paragraph" style:parent-style-name="Footnote">
      <style:text-properties officeooo:rsid="003e47c0" officeooo:paragraph-rsid="003e47c0"/>
    </style:style>
    <style:style style:name="P48" style:family="paragraph" style:parent-style-name="Option">
      <style:text-properties officeooo:paragraph-rsid="002706f7"/>
    </style:style>
    <style:style style:name="P49" style:family="paragraph" style:parent-style-name="Option">
      <style:text-properties officeooo:rsid="002706f7" officeooo:paragraph-rsid="002706f7"/>
    </style:style>
    <style:style style:name="P50" style:family="paragraph" style:parent-style-name="Answer">
      <style:text-properties officeooo:paragraph-rsid="002797df"/>
    </style:style>
    <style:style style:name="P51" style:family="paragraph" style:parent-style-name="Answer">
      <style:text-properties officeooo:rsid="0037af8d" officeooo:paragraph-rsid="0037af8d"/>
    </style:style>
    <style:style style:name="P52" style:family="paragraph" style:parent-style-name="Text_20_body_20_Start">
      <style:text-properties officeooo:paragraph-rsid="002797df"/>
    </style:style>
    <style:style style:name="P53" style:family="paragraph" style:parent-style-name="Text_20_body_20_Start">
      <style:text-properties officeooo:paragraph-rsid="00283a1c"/>
    </style:style>
    <style:style style:name="P54" style:family="paragraph" style:parent-style-name="Text_20_body_20_Start">
      <style:text-properties officeooo:paragraph-rsid="002bdd1b"/>
    </style:style>
    <style:style style:name="P55" style:family="paragraph" style:parent-style-name="Text_20_body_20_Start">
      <style:text-properties officeooo:paragraph-rsid="0034fa7e"/>
    </style:style>
    <style:style style:name="P56" style:family="paragraph" style:parent-style-name="Text_20_body_20_Start">
      <style:text-properties officeooo:paragraph-rsid="003c91ca"/>
    </style:style>
    <style:style style:name="P57" style:family="paragraph" style:parent-style-name="Text_20_body_20_Start">
      <style:text-properties officeooo:rsid="003e8725" officeooo:paragraph-rsid="003e8725"/>
    </style:style>
    <style:style style:name="P58" style:family="paragraph" style:parent-style-name="Text_20_body_20_Start">
      <style:text-properties officeooo:paragraph-rsid="00426797"/>
    </style:style>
    <style:style style:name="P59" style:family="paragraph" style:parent-style-name="Text_20_body_20_Start">
      <style:text-properties officeooo:paragraph-rsid="0045953a"/>
    </style:style>
    <style:style style:name="P60" style:family="paragraph" style:parent-style-name="Text_20_body_20_Start">
      <style:text-properties officeooo:paragraph-rsid="00585f9b"/>
    </style:style>
    <style:style style:name="P61" style:family="paragraph" style:parent-style-name="Text_20_body_20_Start">
      <style:text-properties officeooo:rsid="005eb9c6" officeooo:paragraph-rsid="005eb9c6"/>
    </style:style>
    <style:style style:name="P62" style:family="paragraph" style:parent-style-name="Text_20_body_20_Start">
      <style:text-properties officeooo:paragraph-rsid="0062e13e"/>
    </style:style>
    <style:style style:name="P63" style:family="paragraph" style:parent-style-name="Text_20_body_20_Start">
      <style:text-properties officeooo:rsid="0062e13e" officeooo:paragraph-rsid="0062e13e"/>
    </style:style>
    <style:style style:name="P64" style:family="paragraph" style:parent-style-name="Option_20_Start">
      <style:text-properties officeooo:paragraph-rsid="002706f7"/>
    </style:style>
    <style:style style:name="P65" style:family="paragraph" style:parent-style-name="Option_20_Start">
      <style:text-properties officeooo:paragraph-rsid="002797df"/>
    </style:style>
    <style:style style:name="P66" style:family="paragraph" style:parent-style-name="Option_20_Start">
      <style:text-properties officeooo:paragraph-rsid="00283a1c"/>
    </style:style>
    <style:style style:name="P67" style:family="paragraph" style:parent-style-name="Option_20_Start">
      <style:text-properties officeooo:rsid="00283a1c" officeooo:paragraph-rsid="00283a1c"/>
    </style:style>
    <style:style style:name="P68" style:family="paragraph" style:parent-style-name="Option_20_Start">
      <style:text-properties officeooo:paragraph-rsid="0030f54a"/>
    </style:style>
    <style:style style:name="P69" style:family="paragraph" style:parent-style-name="Option_20_Start">
      <style:text-properties officeooo:paragraph-rsid="006c2030"/>
    </style:style>
    <style:style style:name="P70" style:family="paragraph" style:parent-style-name="Option_20_Start">
      <style:text-properties officeooo:paragraph-rsid="007a1f5a"/>
    </style:style>
    <style:style style:name="P71" style:family="paragraph" style:parent-style-name="Table">
      <style:text-properties officeooo:paragraph-rsid="00618721"/>
    </style:style>
    <style:style style:name="P72" style:family="paragraph" style:parent-style-name="Source_20_code">
      <style:text-properties officeooo:rsid="006496a9" officeooo:paragraph-rsid="006496a9"/>
    </style:style>
    <style:style style:name="P73" style:family="paragraph" style:parent-style-name="Contents_20_2">
      <style:paragraph-properties>
        <style:tab-stops>
          <style:tab-stop style:position="165.01mm" style:type="right" style:leader-style="dotted" style:leader-text="."/>
        </style:tab-stops>
      </style:paragraph-properties>
    </style:style>
    <style:style style:name="P74" style:family="paragraph" style:parent-style-name="Option_20_note">
      <style:text-properties officeooo:paragraph-rsid="007a1f5a"/>
    </style:style>
    <style:style style:name="P75" style:family="paragraph" style:parent-style-name="Contents_20_3">
      <style:paragraph-properties>
        <style:tab-stops>
          <style:tab-stop style:position="160.02mm" style:type="right" style:leader-style="dotted" style:leader-text="."/>
        </style:tab-stops>
      </style:paragraph-properties>
    </style:style>
    <style:style style:name="P76" style:family="paragraph" style:parent-style-name="Contents_20_4">
      <style:paragraph-properties>
        <style:tab-stops>
          <style:tab-stop style:position="155.03mm" style:type="right" style:leader-style="dotted" style:leader-text="."/>
        </style:tab-stops>
      </style:paragraph-properties>
    </style:style>
    <style:style style:name="P77" style:family="paragraph" style:parent-style-name="Table_20_index_20_1">
      <style:paragraph-properties>
        <style:tab-stops>
          <style:tab-stop style:position="170mm" style:type="right" style:leader-style="dotted" style:leader-text="."/>
        </style:tab-stops>
      </style:paragraph-properties>
    </style:style>
    <style:style style:name="P78" style:family="paragraph" style:parent-style-name="Illustration_20_Index_20_1">
      <style:paragraph-properties>
        <style:tab-stops>
          <style:tab-stop style:position="170mm" style:type="right" style:leader-style="dotted" style:leader-text="."/>
        </style:tab-stops>
      </style:paragraph-properties>
    </style:style>
    <style:style style:name="P79" style:family="paragraph" style:parent-style-name="Contents_20_1">
      <style:paragraph-properties>
        <style:tab-stops>
          <style:tab-stop style:position="170mm" style:type="right" style:leader-style="dotted" style:leader-text="."/>
        </style:tab-stops>
      </style:paragraph-properties>
    </style:style>
    <style:style style:name="P80" style:family="paragraph" style:parent-style-name="Standard" style:list-style-name="L8"/>
    <style:style style:name="P81" style:family="paragraph" style:parent-style-name="Standard" style:list-style-name="L8">
      <style:text-properties officeooo:paragraph-rsid="0038929b"/>
    </style:style>
    <style:style style:name="P82" style:family="paragraph" style:parent-style-name="Text_20_body" style:list-style-name="L9"/>
    <style:style style:name="P83" style:family="paragraph" style:parent-style-name="Heading_20_2">
      <style:text-properties officeooo:rsid="0032c6b2" officeooo:paragraph-rsid="0032c6b2"/>
    </style:style>
    <style:style style:name="P84" style:family="paragraph" style:parent-style-name="Heading_20_1" style:list-style-name="">
      <style:paragraph-properties fo:text-align="justify" style:justify-single-word="false"/>
    </style:style>
    <style:style style:name="P85" style:family="paragraph" style:parent-style-name="Heading_20_1">
      <style:paragraph-properties fo:break-before="page"/>
    </style:style>
    <style:style style:name="P86" style:family="paragraph" style:parent-style-name="Heading_20_3">
      <style:text-properties style:font-style-asian="normal" style:font-style-complex="normal"/>
    </style:style>
    <style:style style:name="P87" style:family="paragraph" style:parent-style-name="Heading_20_3">
      <style:text-properties officeooo:paragraph-rsid="002706f7"/>
    </style:style>
    <style:style style:name="P88" style:family="paragraph" style:parent-style-name="Heading_20_3">
      <style:paragraph-properties fo:break-before="page"/>
    </style:style>
    <style:style style:name="P89" style:family="paragraph" style:parent-style-name="Heading_20_4">
      <style:text-properties officeooo:rsid="003b244f" officeooo:paragraph-rsid="003b244f"/>
    </style:style>
    <style:style style:name="P90" style:family="paragraph" style:parent-style-name="Heading_20_4">
      <style:text-properties officeooo:rsid="003e8725" officeooo:paragraph-rsid="003e8725"/>
    </style:style>
    <style:style style:name="P91" style:family="paragraph" style:parent-style-name="List_20_1">
      <style:text-properties officeooo:rsid="006f49b8" officeooo:paragraph-rsid="006f49b8"/>
    </style:style>
    <style:style style:name="P92" style:family="paragraph" style:parent-style-name="List_20_1">
      <style:text-properties officeooo:rsid="0068dddf" officeooo:paragraph-rsid="0068dddf"/>
    </style:style>
    <style:style style:name="P93" style:family="paragraph" style:parent-style-name="List_20_1" style:list-style-name="L7"/>
    <style:style style:name="P94" style:family="paragraph" style:parent-style-name="List_20_1">
      <style:text-properties officeooo:paragraph-rsid="004dfd2b"/>
    </style:style>
    <style:style style:name="P95" style:family="paragraph" style:parent-style-name="List_20_1">
      <style:text-properties officeooo:rsid="0038d579" officeooo:paragraph-rsid="0038d579"/>
    </style:style>
    <style:style style:name="P96" style:family="paragraph" style:parent-style-name="List_20_1">
      <style:text-properties officeooo:paragraph-rsid="0038d579"/>
    </style:style>
    <style:style style:name="P97" style:family="paragraph" style:parent-style-name="List_20_1">
      <style:text-properties officeooo:paragraph-rsid="0042e302"/>
    </style:style>
    <style:style style:name="P98" style:family="paragraph" style:parent-style-name="List_20_1">
      <style:text-properties officeooo:rsid="0042e302" officeooo:paragraph-rsid="0042e302"/>
    </style:style>
    <style:style style:name="P99" style:family="paragraph" style:parent-style-name="List_20_1">
      <style:text-properties officeooo:paragraph-rsid="004495ea"/>
    </style:style>
    <style:style style:name="P100" style:family="paragraph" style:parent-style-name="List_20_1">
      <style:text-properties officeooo:paragraph-rsid="0013ea2a"/>
    </style:style>
    <style:style style:name="P101" style:family="paragraph" style:parent-style-name="Index_20_1">
      <style:paragraph-properties>
        <style:tab-stops>
          <style:tab-stop style:position="170mm" style:type="right" style:leader-style="dotted" style:leader-text="."/>
        </style:tab-stops>
      </style:paragraph-properties>
    </style:style>
    <style:style style:name="P102" style:family="paragraph" style:parent-style-name="List_20_1_20_Cont." style:list-style-name="L4"/>
    <style:style style:name="P103" style:family="paragraph" style:parent-style-name="List_20_1_20_Cont.">
      <style:paragraph-properties fo:margin-left="12.51mm" fo:margin-right="0mm" fo:text-indent="-4mm" style:auto-text-indent="false"/>
    </style:style>
    <style:style style:name="P104" style:family="paragraph" style:parent-style-name="Option" style:list-style-name="L9"/>
    <style:style style:name="P105" style:family="paragraph" style:parent-style-name="Index_20_Separator">
      <style:paragraph-properties>
        <style:tab-stops/>
      </style:paragraph-properties>
    </style:style>
    <style:style style:name="P106" style:family="paragraph" style:parent-style-name="List_20_1_20_Start" style:list-style-name="L1"/>
    <style:style style:name="P107" style:family="paragraph" style:parent-style-name="List_20_1_20_Start" style:list-style-name="L2"/>
    <style:style style:name="P108" style:family="paragraph" style:parent-style-name="List_20_1_20_Start" style:list-style-name="L4"/>
    <style:style style:name="P109" style:family="paragraph" style:parent-style-name="List_20_1_20_Start" style:list-style-name="L5">
      <style:text-properties officeooo:paragraph-rsid="006f49b8"/>
    </style:style>
    <style:style style:name="P110" style:family="paragraph" style:parent-style-name="List_20_1_20_Start" style:list-style-name="L6"/>
    <style:style style:name="P111" style:family="paragraph" style:parent-style-name="List_20_1_20_Start" style:list-style-name="L7"/>
    <style:style style:name="P112" style:family="paragraph" style:parent-style-name="List_20_1_20_Start">
      <style:text-properties officeooo:paragraph-rsid="0013ea2a"/>
    </style:style>
    <style:style style:name="P113" style:family="paragraph" style:parent-style-name="List_20_1_20_Start">
      <style:text-properties officeooo:rsid="0013ea2a" officeooo:paragraph-rsid="0014b6e1"/>
    </style:style>
    <style:style style:name="P114" style:family="paragraph" style:parent-style-name="List_20_1_20_Start" style:list-style-name="L10"/>
    <style:style style:name="P115" style:family="paragraph" style:parent-style-name="List_20_1_20_Start" style:list-style-name="L11"/>
    <style:style style:name="P116" style:family="paragraph" style:parent-style-name="List_20_1_20_Start">
      <style:paragraph-properties fo:margin-left="12.51mm" fo:margin-right="0mm" fo:text-indent="-4.06mm" style:auto-text-indent="false"/>
    </style:style>
    <style:style style:name="P117" style:family="paragraph" style:parent-style-name="List_20_1_20_End" style:list-style-name="L3"/>
    <style:style style:name="P118" style:family="paragraph" style:parent-style-name="List_20_1_20_End" style:list-style-name="L6">
      <style:text-properties officeooo:paragraph-rsid="00272990"/>
    </style:style>
    <style:style style:name="P119" style:family="paragraph" style:parent-style-name="List_20_1_20_End">
      <style:text-properties officeooo:rsid="0038d579" officeooo:paragraph-rsid="0038d579"/>
    </style:style>
    <style:style style:name="P120" style:family="paragraph" style:parent-style-name="List_20_1_20_End">
      <style:text-properties officeooo:paragraph-rsid="0013ea2a"/>
    </style:style>
    <style:style style:name="P121" style:family="paragraph" style:parent-style-name="List_20_1_20_End">
      <style:text-properties officeooo:rsid="0013ea2a" officeooo:paragraph-rsid="0013ea2a"/>
    </style:style>
    <style:style style:name="P122" style:family="paragraph" style:parent-style-name="List_20_1_20_End" style:list-style-name="L10"/>
    <style:style style:name="P123" style:family="paragraph" style:parent-style-name="List_20_1_20_End" style:list-style-name="L11"/>
    <style:style style:name="P124" style:family="paragraph" style:parent-style-name="List_20_1_20_End">
      <style:paragraph-properties fo:margin-left="12.51mm" fo:margin-right="0mm" fo:text-indent="-4mm" style:auto-text-indent="false"/>
    </style:style>
    <style:style style:name="P125" style:family="paragraph" style:parent-style-name="Question">
      <style:text-properties officeooo:rsid="0037af8d" officeooo:paragraph-rsid="0037af8d"/>
    </style:style>
    <style:style style:name="P126" style:family="paragraph" style:parent-style-name="Option_20_Start">
      <style:text-properties officeooo:paragraph-rsid="002706f7"/>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79"><text:a xlink:type="simple" xlink:href="#__RefHeading__31345316" text:style-name="Index_20_Link" text:visited-style-name="Index_20_Link">Overview<text:tab/>5</text:a></text:p>
          <text:p text:style-name="P73"><text:a xlink:type="simple" xlink:href="#__RefHeading__16232_1510295094" text:style-name="Index_20_Link" text:visited-style-name="Index_20_Link">Features<text:tab/>5</text:a></text:p>
          <text:p text:style-name="P73"><text:a xlink:type="simple" xlink:href="#__RefHeading__16234_1510295094" text:style-name="Index_20_Link" text:visited-style-name="Index_20_Link">Requirements<text:tab/>5</text:a></text:p>
          <text:p text:style-name="P73"><text:a xlink:type="simple" xlink:href="#__RefHeading__16236_1510295094" text:style-name="Index_20_Link" text:visited-style-name="Index_20_Link">Supported entry types<text:tab/>6</text:a></text:p>
          <text:p text:style-name="P79"><text:a xlink:type="simple" xlink:href="#__RefHeading__16238_1510295094" text:style-name="Index_20_Link" text:visited-style-name="Index_20_Link">Installation<text:tab/>7</text:a></text:p>
          <text:p text:style-name="P73"><text:a xlink:type="simple" xlink:href="#__RefHeading__16240_1510295094" text:style-name="Index_20_Link" text:visited-style-name="Index_20_Link">Packages<text:tab/>7</text:a></text:p>
          <text:p text:style-name="P73"><text:a xlink:type="simple" xlink:href="#__RefHeading__31496503" text:style-name="Index_20_Link" text:visited-style-name="Index_20_Link">Network connection key files<text:tab/>7</text:a></text:p>
          <text:p text:style-name="P79"><text:a xlink:type="simple" xlink:href="#__RefHeading__16242_1510295094" text:style-name="Index_20_Link" text:visited-style-name="Index_20_Link">Usage<text:tab/>8</text:a></text:p>
          <text:p text:style-name="P73"><text:a xlink:type="simple" xlink:href="#__RefHeading__16244_1510295094" text:style-name="Index_20_Link" text:visited-style-name="Index_20_Link">Creating archives<text:tab/>9</text:a></text:p>
          <text:p text:style-name="P75"><text:a xlink:type="simple" xlink:href="#__RefHeading__16246_1510295094" text:style-name="Index_20_Link" text:visited-style-name="Index_20_Link">File archives<text:tab/>9</text:a></text:p>
          <text:p text:style-name="P75"><text:a xlink:type="simple" xlink:href="#__RefHeading__16248_1510295094" text:style-name="Index_20_Link" text:visited-style-name="Index_20_Link">Image archives<text:tab/>10</text:a></text:p>
          <text:p text:style-name="P73"><text:a xlink:type="simple" xlink:href="#__RefHeading__16250_1510295094" text:style-name="Index_20_Link" text:visited-style-name="Index_20_Link">List archives and directory content<text:tab/>10</text:a></text:p>
          <text:p text:style-name="P73"><text:a xlink:type="simple" xlink:href="#__RefHeading__16252_1510295094" text:style-name="Index_20_Link" text:visited-style-name="Index_20_Link">Test archives<text:tab/>11</text:a></text:p>
          <text:p text:style-name="P73"><text:a xlink:type="simple" xlink:href="#__RefHeading__16254_1510295094" text:style-name="Index_20_Link" text:visited-style-name="Index_20_Link">Compare archives<text:tab/>11</text:a></text:p>
          <text:p text:style-name="P73"><text:a xlink:type="simple" xlink:href="#__RefHeading__16256_1510295094" text:style-name="Index_20_Link" text:visited-style-name="Index_20_Link">Extract archives<text:tab/>12</text:a></text:p>
          <text:p text:style-name="P73"><text:a xlink:type="simple" xlink:href="#__RefHeading__12718_1965121651" text:style-name="Index_20_Link" text:visited-style-name="Index_20_Link">Convert archives<text:tab/>12</text:a></text:p>
          <text:p text:style-name="P73"><text:a xlink:type="simple" xlink:href="#__RefHeading__16258_1510295094" text:style-name="Index_20_Link" text:visited-style-name="Index_20_Link">Incremental/Differential archives<text:tab/>12</text:a></text:p>
          <text:p text:style-name="P73"><text:a xlink:type="simple" xlink:href="#__RefHeading__16260_1510295094" text:style-name="Index_20_Link" text:visited-style-name="Index_20_Link">Compress archives<text:tab/>14</text:a></text:p>
          <text:p text:style-name="P73"><text:a xlink:type="simple" xlink:href="#__RefHeading__16262_1510295094" text:style-name="Index_20_Link" text:visited-style-name="Index_20_Link">Encrypt archives<text:tab/>15</text:a></text:p>
          <text:p text:style-name="P75"><text:a xlink:type="simple" xlink:href="#__RefHeading__16264_1510295094" text:style-name="Index_20_Link" text:visited-style-name="Index_20_Link">Asymmetric encryption<text:tab/>15</text:a></text:p>
          <text:p text:style-name="P73"><text:a xlink:type="simple" xlink:href="#__RefHeading__29676110" text:style-name="Index_20_Link" text:visited-style-name="Index_20_Link">Split archives<text:tab/>16</text:a></text:p>
          <text:p text:style-name="P73"><text:a xlink:type="simple" xlink:href="#__RefHeading__16266_1510295094" text:style-name="Index_20_Link" text:visited-style-name="Index_20_Link">Store archives<text:tab/>17</text:a></text:p>
          <text:p text:style-name="P75"><text:a xlink:type="simple" xlink:href="#__RefHeading__31224310" text:style-name="Index_20_Link" text:visited-style-name="Index_20_Link">File system<text:tab/>17</text:a></text:p>
          <text:p text:style-name="P75"><text:a xlink:type="simple" xlink:href="#__RefHeading__33452803" text:style-name="Index_20_Link" text:visited-style-name="Index_20_Link">Remote server (FTP/SCP/SFTP/WebDAV)<text:tab/>17</text:a></text:p>
          <text:p text:style-name="P75"><text:a xlink:type="simple" xlink:href="#__RefHeading__16268_1510295094" text:style-name="Index_20_Link" text:visited-style-name="Index_20_Link">CD/DVD/BD<text:tab/>18</text:a></text:p>
          <text:p text:style-name="P75"><text:a xlink:type="simple" xlink:href="#__RefHeading__33455003" text:style-name="Index_20_Link" text:visited-style-name="Index_20_Link">Device<text:tab/>19</text:a></text:p>
          <text:p text:style-name="P79"><text:a xlink:type="simple" xlink:href="#__RefHeading__29694130" text:style-name="Index_20_Link" text:visited-style-name="Index_20_Link">Server<text:tab/>19</text:a></text:p>
          <text:p text:style-name="P73"><text:a xlink:type="simple" xlink:href="#__RefHeading__16270_1510295094" text:style-name="Index_20_Link" text:visited-style-name="Index_20_Link">Daemon<text:tab/>19</text:a></text:p>
          <text:p text:style-name="P75"><text:a xlink:type="simple" xlink:href="#__RefHeading__7119_1531997487" text:style-name="Index_20_Link" text:visited-style-name="Index_20_Link">Ports<text:tab/>20</text:a></text:p>
          <text:p text:style-name="P75"><text:a xlink:type="simple" xlink:href="#__RefHeading__6783_1531997487" text:style-name="Index_20_Link" text:visited-style-name="Index_20_Link">Firewall<text:tab/>20</text:a></text:p>
          <text:p text:style-name="P73"><text:a xlink:type="simple" xlink:href="#__RefHeading__16272_1510295094" text:style-name="Index_20_Link" text:visited-style-name="Index_20_Link">Database<text:tab/>20</text:a></text:p>
          <text:p text:style-name="P75"><text:a xlink:type="simple" xlink:href="#__RefHeading__8614_961238848" text:style-name="Index_20_Link" text:visited-style-name="Index_20_Link">bar-sqlite3<text:tab/>21</text:a></text:p>
          <text:p text:style-name="P73"><text:a xlink:type="simple" xlink:href="#__RefHeading__30626103" text:style-name="Index_20_Link" text:visited-style-name="Index_20_Link">Graphical front end<text:tab/>22</text:a></text:p>
          <text:p text:style-name="P75"><text:a xlink:type="simple" xlink:href="#__RefHeading__16274_1510295094" text:style-name="Index_20_Link" text:visited-style-name="Index_20_Link">Status tab<text:tab/>23</text:a></text:p>
          <text:p text:style-name="P75"><text:a xlink:type="simple" xlink:href="#__RefHeading__16276_1510295094" text:style-name="Index_20_Link" text:visited-style-name="Index_20_Link">Jobs tab<text:tab/>23</text:a></text:p>
          <text:p text:style-name="P76"><text:a xlink:type="simple" xlink:href="#__RefHeading__16278_1510295094" text:style-name="Index_20_Link" text:visited-style-name="Index_20_Link">Entries<text:tab/>24</text:a></text:p>
          <text:p text:style-name="P76"><text:a xlink:type="simple" xlink:href="#__RefHeading__16280_1510295094" text:style-name="Index_20_Link" text:visited-style-name="Index_20_Link">Images<text:tab/>24</text:a></text:p>
          <text:p text:style-name="P76"><text:a xlink:type="simple" xlink:href="#__RefHeading__16282_1510295094" text:style-name="Index_20_Link" text:visited-style-name="Index_20_Link">Filters &amp; Mounts<text:tab/>25</text:a></text:p>
          <text:p text:style-name="P76"><text:a xlink:type="simple" xlink:href="#__RefHeading__30546110" text:style-name="Index_20_Link" text:visited-style-name="Index_20_Link">Storage<text:tab/>26</text:a></text:p>
          <text:p text:style-name="P76"><text:a xlink:type="simple" xlink:href="#__RefHeading__14185_608817561" text:style-name="Index_20_Link" text:visited-style-name="Index_20_Link">Scripts<text:tab/>28</text:a></text:p>
          <text:p text:style-name="P76"><text:a xlink:type="simple" xlink:href="#__RefHeading__16284_1510295094" text:style-name="Index_20_Link" text:visited-style-name="Index_20_Link">Schedule<text:tab/>28</text:a></text:p>
          <text:p text:style-name="P75"><text:a xlink:type="simple" xlink:href="#__RefHeading__16286_1510295094" text:style-name="Index_20_Link" text:visited-style-name="Index_20_Link">Restore tab<text:tab/>29</text:a></text:p>
          <text:p text:style-name="P75"><text:a xlink:type="simple" xlink:href="#__RefHeading__12251_695893263" text:style-name="Index_20_Link" text:visited-style-name="Index_20_Link">Server settings<text:tab/>32</text:a></text:p>
          <text:p text:style-name="P76"><text:a xlink:type="simple" xlink:href="#__RefHeading__12253_695893263" text:style-name="Index_20_Link" text:visited-style-name="Index_20_Link">General<text:tab/>32</text:a></text:p>
          <text:p text:style-name="P76"><text:a xlink:type="simple" xlink:href="#__RefHeading__12255_695893263" text:style-name="Index_20_Link" text:visited-style-name="Index_20_Link">Servers<text:tab/>32</text:a></text:p>
          <text:p text:style-name="P76"><text:a xlink:type="simple" xlink:href="#__RefHeading__12257_695893263" text:style-name="Index_20_Link" text:visited-style-name="Index_20_Link">Commands<text:tab/>33</text:a></text:p>
          <text:p text:style-name="P76"><text:a xlink:type="simple" xlink:href="#__RefHeading__12259_695893263" text:style-name="Index_20_Link" text:visited-style-name="Index_20_Link">Verbosity &amp; Log<text:tab/>34</text:a></text:p>
          <text:p text:style-name="P79"><text:a xlink:type="simple" xlink:href="#__RefHeading__16288_1510295094" text:style-name="Index_20_Link" text:visited-style-name="Index_20_Link">Use cases<text:tab/>35</text:a></text:p>
          <text:p text:style-name="P73"><text:a xlink:type="simple" xlink:href="#__RefHeading__15954_1674148630" text:style-name="Index_20_Link" text:visited-style-name="Index_20_Link">a) Normal backup<text:tab/>35</text:a></text:p>
          <text:p text:style-name="P73"><text:soft-page-break/><text:a xlink:type="simple" xlink:href="#__RefHeading__15956_1674148630" text:style-name="Index_20_Link" text:visited-style-name="Index_20_Link">b) Full daily backup with time schedule<text:tab/>35</text:a></text:p>
          <text:p text:style-name="P73"><text:a xlink:type="simple" xlink:href="#__RefHeading__15958_1674148630" text:style-name="Index_20_Link" text:visited-style-name="Index_20_Link">c) Full weekly backup with time schedule and daily incremental backup<text:tab/>35</text:a></text:p>
          <text:p text:style-name="P73"><text:a xlink:type="simple" xlink:href="#__RefHeading__15960_1674148630" text:style-name="Index_20_Link" text:visited-style-name="Index_20_Link">d) Full weekly backup with daily incremental and continuous backup<text:tab/>36</text:a></text:p>
          <text:p text:style-name="P73"><text:a xlink:type="simple" xlink:href="#__RefHeading__15962_1674148630" text:style-name="Index_20_Link" text:visited-style-name="Index_20_Link">e) Restore single file or directory<text:tab/>36</text:a></text:p>
          <text:p text:style-name="P73"><text:a xlink:type="simple" xlink:href="#__RefHeading__15964_1674148630" text:style-name="Index_20_Link" text:visited-style-name="Index_20_Link">f) Restore full backup<text:tab/>36</text:a></text:p>
          <text:p text:style-name="P79"><text:a xlink:type="simple" xlink:href="#__RefHeading__15744_1674148630" text:style-name="Index_20_Link" text:visited-style-name="Index_20_Link">Appendix<text:tab/>37</text:a></text:p>
          <text:p text:style-name="P73"><text:a xlink:type="simple" xlink:href="#__RefHeading__8616_961238848" text:style-name="Index_20_Link" text:visited-style-name="Index_20_Link">Tools<text:tab/>37</text:a></text:p>
          <text:p text:style-name="P73"><text:a xlink:type="simple" xlink:href="#__RefHeading__30604910" text:style-name="Index_20_Link" text:visited-style-name="Index_20_Link">Archive file name macros<text:tab/>37</text:a></text:p>
          <text:p text:style-name="P73"><text:a xlink:type="simple" xlink:href="#__RefHeading__27593402" text:style-name="Index_20_Link" text:visited-style-name="Index_20_Link">BAR command line options summary<text:tab/>39</text:a></text:p>
          <text:p text:style-name="P75"><text:a xlink:type="simple" xlink:href="#__RefHeading__16290_1510295094" text:style-name="Index_20_Link" text:visited-style-name="Index_20_Link">Basic commands<text:tab/>39</text:a></text:p>
          <text:p text:style-name="P75"><text:a xlink:type="simple" xlink:href="#__RefHeading__16292_1510295094" text:style-name="Index_20_Link" text:visited-style-name="Index_20_Link">Include/Exclude files<text:tab/>40</text:a></text:p>
          <text:p text:style-name="P75"><text:a xlink:type="simple" xlink:href="#__RefHeading__16294_1510295094" text:style-name="Index_20_Link" text:visited-style-name="Index_20_Link">Incremental/Differential archives<text:tab/>41</text:a></text:p>
          <text:p text:style-name="P75"><text:a xlink:type="simple" xlink:href="#__RefHeading__16296_1510295094" text:style-name="Index_20_Link" text:visited-style-name="Index_20_Link">Compression<text:tab/>41</text:a></text:p>
          <text:p text:style-name="P75"><text:a xlink:type="simple" xlink:href="#__RefHeading__16298_1510295094" text:style-name="Index_20_Link" text:visited-style-name="Index_20_Link">Encryption<text:tab/>45</text:a></text:p>
          <text:p text:style-name="P75"><text:a xlink:type="simple" xlink:href="#__RefHeading__29665410" text:style-name="Index_20_Link" text:visited-style-name="Index_20_Link">Splitting<text:tab/>46</text:a></text:p>
          <text:p text:style-name="P75"><text:a xlink:type="simple" xlink:href="#__RefHeading__31202610" text:style-name="Index_20_Link" text:visited-style-name="Index_20_Link">Storage<text:tab/>46</text:a></text:p>
          <text:p text:style-name="P76"><text:a xlink:type="simple" xlink:href="#__RefHeading__16300_1510295094" text:style-name="Index_20_Link" text:visited-style-name="Index_20_Link">File<text:tab/>46</text:a></text:p>
          <text:p text:style-name="P76"><text:a xlink:type="simple" xlink:href="#__RefHeading__33495803" text:style-name="Index_20_Link" text:visited-style-name="Index_20_Link">FTP<text:tab/>47</text:a></text:p>
          <text:p text:style-name="P76"><text:a xlink:type="simple" xlink:href="#__RefHeading__33496803" text:style-name="Index_20_Link" text:visited-style-name="Index_20_Link">SSH<text:tab/>47</text:a></text:p>
          <text:p text:style-name="P76"><text:a xlink:type="simple" xlink:href="#__RefHeading__16302_1510295094" text:style-name="Index_20_Link" text:visited-style-name="Index_20_Link">SCP<text:tab/>48</text:a></text:p>
          <text:p text:style-name="P76"><text:a xlink:type="simple" xlink:href="#__RefHeading__16304_1510295094" text:style-name="Index_20_Link" text:visited-style-name="Index_20_Link">SFTP<text:tab/>48</text:a></text:p>
          <text:p text:style-name="P76"><text:a xlink:type="simple" xlink:href="#__RefHeading__7767_909302912" text:style-name="Index_20_Link" text:visited-style-name="Index_20_Link">WebDAV<text:tab/>48</text:a></text:p>
          <text:p text:style-name="P76"><text:a xlink:type="simple" xlink:href="#__RefHeading__16306_1510295094" text:style-name="Index_20_Link" text:visited-style-name="Index_20_Link">CD/DVD/BD<text:tab/>49</text:a></text:p>
          <text:p text:style-name="P76"><text:a xlink:type="simple" xlink:href="#__RefHeading__33501503" text:style-name="Index_20_Link" text:visited-style-name="Index_20_Link">Device<text:tab/>51</text:a></text:p>
          <text:p text:style-name="P75"><text:a xlink:type="simple" xlink:href="#__RefHeading__16308_1510295094" text:style-name="Index_20_Link" text:visited-style-name="Index_20_Link">Restore<text:tab/>52</text:a></text:p>
          <text:p text:style-name="P75"><text:a xlink:type="simple" xlink:href="#__RefHeading__16310_1510295094" text:style-name="Index_20_Link" text:visited-style-name="Index_20_Link">Server<text:tab/>52</text:a></text:p>
          <text:p text:style-name="P75"><text:a xlink:type="simple" xlink:href="#__RefHeading__13949_1679799926" text:style-name="Index_20_Link" text:visited-style-name="Index_20_Link">Index database<text:tab/>54</text:a></text:p>
          <text:p text:style-name="P75"><text:a xlink:type="simple" xlink:href="#__RefHeading__10437_873480820" text:style-name="Index_20_Link" text:visited-style-name="Index_20_Link">Continuous database<text:tab/>55</text:a></text:p>
          <text:p text:style-name="P75"><text:a xlink:type="simple" xlink:href="#__RefHeading__13951_1679799926" text:style-name="Index_20_Link" text:visited-style-name="Index_20_Link">Logging<text:tab/>55</text:a></text:p>
          <text:p text:style-name="P75"><text:a xlink:type="simple" xlink:href="#__RefHeading__16312_1510295094" text:style-name="Index_20_Link" text:visited-style-name="Index_20_Link">Miscellaneous<text:tab/>56</text:a></text:p>
          <text:p text:style-name="P73"><text:a xlink:type="simple" xlink:href="#__RefHeading__16314_1510295094" text:style-name="Index_20_Link" text:visited-style-name="Index_20_Link">BAR configuration and job files<text:tab/>59</text:a></text:p>
          <text:p text:style-name="P75"><text:a xlink:type="simple" xlink:href="#__RefHeading__16316_1510295094" text:style-name="Index_20_Link" text:visited-style-name="Index_20_Link">Additional configuration entries<text:tab/>59</text:a></text:p>
          <text:p text:style-name="P75"><text:a xlink:type="simple" xlink:href="#__RefHeading__16318_1510295094" text:style-name="Index_20_Link" text:visited-style-name="Index_20_Link">Block configuration entries<text:tab/>60</text:a></text:p>
          <text:p text:style-name="P76"><text:a xlink:type="simple" xlink:href="#__RefHeading__14674_1674148630" text:style-name="Index_20_Link" text:visited-style-name="Index_20_Link">File server<text:tab/>61</text:a></text:p>
          <text:p text:style-name="P76"><text:a xlink:type="simple" xlink:href="#__RefHeading__16320_1510295094" text:style-name="Index_20_Link" text:visited-style-name="Index_20_Link">FTP server<text:tab/>61</text:a></text:p>
          <text:p text:style-name="P76"><text:a xlink:type="simple" xlink:href="#__RefHeading__16322_1510295094" text:style-name="Index_20_Link" text:visited-style-name="Index_20_Link">SSH/SCP/SFTP server<text:tab/>61</text:a></text:p>
          <text:p text:style-name="P76"><text:a xlink:type="simple" xlink:href="#__RefHeading__9029_1272517093" text:style-name="Index_20_Link" text:visited-style-name="Index_20_Link">WebDAV server<text:tab/>61</text:a></text:p>
          <text:p text:style-name="P76"><text:a xlink:type="simple" xlink:href="#__RefHeading__9031_1272517093" text:style-name="Index_20_Link" text:visited-style-name="Index_20_Link">Device<text:tab/>62</text:a></text:p>
          <text:p text:style-name="P76"><text:a xlink:type="simple" xlink:href="#__RefHeading__9033_1272517093" text:style-name="Index_20_Link" text:visited-style-name="Index_20_Link">Schedule<text:tab/>62</text:a></text:p>
          <text:p text:style-name="P75"><text:a xlink:type="simple" xlink:href="#__RefHeading__16326_1510295094" text:style-name="Index_20_Link" text:visited-style-name="Index_20_Link">Example configuration file<text:tab/>63</text:a></text:p>
          <text:p text:style-name="P73"><text:a xlink:type="simple" xlink:href="#__RefHeading__32474025" text:style-name="Index_20_Link" text:visited-style-name="Index_20_Link">BARControl command line options summary<text:tab/>64</text:a></text:p>
          <text:p text:style-name="P73"><text:a xlink:type="simple" xlink:href="#__RefHeading__16328_1510295094" text:style-name="Index_20_Link" text:visited-style-name="Index_20_Link">BARControl configuration file<text:tab/>66</text:a></text:p>
          <text:p text:style-name="P73"><text:a xlink:type="simple" xlink:href="#__RefHeading__16330_1510295094" text:style-name="Index_20_Link" text:visited-style-name="Index_20_Link">Exit codes<text:tab/>66</text:a></text:p>
          <text:p text:style-name="P73"><text:a xlink:type="simple" xlink:href="#__RefHeading__29596110" text:style-name="Index_20_Link" text:visited-style-name="Index_20_Link">Archive file format<text:tab/>67</text:a></text:p>
          <text:p text:style-name="P73"><text:a xlink:type="simple" xlink:href="#__RefHeading__35624716" text:style-name="Index_20_Link" text:visited-style-name="Index_20_Link">Compilation<text:tab/>67</text:a></text:p>
          <text:p text:style-name="P73"><text:a xlink:type="simple" xlink:href="#__RefHeading__16332_1510295094" text:style-name="Index_20_Link" text:visited-style-name="Index_20_Link">Development<text:tab/>71</text:a></text:p>
          <text:p text:style-name="P79"><text:a xlink:type="simple" xlink:href="#__RefHeading__31406103" text:style-name="Index_20_Link" text:visited-style-name="Index_20_Link">Frequently asked questions<text:tab/>71</text:a></text:p>
          <text:p text:style-name="P79"><text:a xlink:type="simple" xlink:href="#__RefHeading__16334_1510295094" text:style-name="Index_20_Link" text:visited-style-name="Index_20_Link">Contact and bug reports<text:tab/>77</text:a></text:p>
          <text:p text:style-name="P79"><text:a xlink:type="simple" xlink:href="#__RefHeading__16336_1510295094" text:style-name="Index_20_Link" text:visited-style-name="Index_20_Link">License<text:tab/>78</text:a></text:p>
          <text:p text:style-name="P79"><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8">Figure 1: Graphical front end main window (status tab)<text:tab/>22</text:p>
          <text:p text:style-name="P78">Figure 2: Entries<text:tab/>24</text:p>
          <text:p text:style-name="P78">Figure 3: Images<text:tab/>25</text:p>
          <text:p text:style-name="P78">Figure 4: Filters and mounts<text:tab/>26</text:p>
          <text:p text:style-name="P78">Figure 5: Storage<text:tab/>26</text:p>
          <text:p text:style-name="P78">Figure 6: Archive name editor<text:tab/>27</text:p>
          <text:p text:style-name="P78">Figure 7: Scripts<text:tab/>28</text:p>
          <text:p text:style-name="P78">Figure 8: Scheduler<text:tab/>29</text:p>
          <text:p text:style-name="P78">Figure 9: Restoring files<text:tab/>30</text:p>
          <text:p text:style-name="P78">Figure 10: Restore dialog<text:tab/>31</text:p>
          <text:p text:style-name="P78">Figure 11: Server general settings<text:tab/>32</text:p>
          <text:p text:style-name="P78">Figure 12: Servers settings<text:tab/>33</text:p>
          <text:p text:style-name="P78">Figure 13: Server command settings<text:tab/>34</text:p>
          <text:p text:style-name="P7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7">Table 1: Supported entries<text:tab/>7</text:p>
          <text:p text:style-name="P77">Table 2: Certificates and key files<text:tab/>8</text:p>
          <text:p text:style-name="P77">Table 3: Archive part and medium sizes<text:tab/>19</text:p>
          <text:p text:style-name="P77">Table 4: Server ports<text:tab/>20</text:p>
          <text:p text:style-name="P77">Table 5: Archive file name macros<text:tab/>38</text:p>
          <text:p text:style-name="P77">Table 6: Pattern types<text:tab/>40</text:p>
          <text:p text:style-name="P77">Table 7: Compression algorithms<text:tab/>44</text:p>
          <text:p text:style-name="P77">Table 8: Encryption algorithms<text:tab/>45</text:p>
          <text:p text:style-name="P77">Table 9: Log information types<text:tab/>55</text:p>
          <text:p text:style-name="P77">Table 10: Verbosity levels<text:tab/>58</text:p>
          <text:p text:style-name="P77">Table 11: BAR exit codes<text:tab/>66</text:p>
          <text:p text:style-name="P77">Table 12: Compilation packages<text:tab/>69</text:p>
          <text:p text:style-name="P77">Table 13: Tests<text:tab/>70</text:p>
        </text:index-body>
      </text:table-index>
      <text:p text:style-name="Text_20_body"/>
      <text:h text:style-name="P84" text:outline-level="1"/>
      <text:h text:style-name="P85"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664891243955337884" text:style-name="L1">
        <text:list-item>
          <text:p text:style-name="P106">create, list, test, compare and extract archives of files and disk images,</text:p>
        </text:list-item>
      </text:list>
      <text:list xml:id="list806513841558061178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040414250341759450" text:style-name="L2">
        <text:list-item>
          <text:p text:style-name="P107">glibc 2.3.2 or higher</text:p>
        </text:list-item>
      </text:list>
      <text:list xml:id="list133054439606794" text:continue-list="list8065138415580611782" text:style-name="List_20_1">
        <text:list-item>
          <text:p text:style-name="List_20_1"><text:span text:style-name="Name">BAR</text:span> binary</text:p>
        </text:list-item>
      </text:list>
      <text:list xml:id="list1003242836665468740" text:style-name="L3">
        <text:list-item>
          <text:p text:style-name="P11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6346560461461582169" text:style-name="L4">
        <text:list-item>
          <text:p text:style-name="P108">cdrecord [<text:reference-ref text:reference-format="text" text:ref-name="cdrtools">cdrtools</text:reference-ref>]</text:p>
        </text:list-item>
      </text:list>
      <text:list xml:id="list133053746065351" text:continue-list="list133054439606794" text:style-name="List_20_1">
        <text:list-item>
          <text:p text:style-name="List_20_1">growisofs [<text:reference-ref text:reference-format="text" text:ref-name="growisofs">growisofs</text:reference-ref>]</text:p>
        </text:list-item>
      </text:list>
      <text:list xml:id="list133054569193689" text:continue-list="list6346560461461582169" text:style-name="L4">
        <text:list-item>
          <text:p text:style-name="P102">mkisofs, <text:span text:style-name="T61">dvd+rw-format</text:span> [<text:reference-ref text:reference-format="text" text:ref-name="dvd+rw-tools">dvd+rw-tools</text:reference-ref>]</text:p>
        </text:list-item>
      </text:list>
      <text:list xml:id="list133054511797680" text:continue-list="list133053746065351"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31244701463574170" text:style-name="L5">
        <text:list-item>
          <text:p text:style-name="P109">C/<text:span text:style-name="T65">C++</text:span> development environment with gcc, <text:span text:style-name="T64">g++</text:span></text:p>
        </text:list-item>
      </text:list>
      <text:list xml:id="list133052853155916" text:continue-list="list133054511797680" text:style-name="List_20_1">
        <text:list-item>
          <text:p text:style-name="List_20_1">GNU make</text:p>
        </text:list-item>
        <text:list-item>
          <text:p text:style-name="List_20_1">m4</text:p>
        </text:list-item>
        <text:list-item>
          <text:p text:style-name="P91">xgettext</text:p>
        </text:list-item>
        <text:list-item>
          <text:p text:style-name="List_20_1">perl</text:p>
        </text:list-item>
        <text:list-item>
          <text:p text:style-name="P92">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3305460416846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8</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1">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6075330370793367302" text:style-name="L6">
        <text:list-item>
          <text:p text:style-name="P110"><text:bookmark-start text:name="__DdeLink__11097_1674148630"/>&lt;name&gt; stay for a parameter, e. g. a name or some text,</text:p>
        </text:list-item>
      </text:list>
      <text:list xml:id="list133054023357769" text:continue-list="list133054604168469"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33053385567063" text:continue-list="list6075330370793367302" text:style-name="L6">
        <text:list-item>
          <text:p text:style-name="P118">&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33054104136653" text:continue-list="list13305402335776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5728497863037336341" text:style-name="L7">
        <text:list-item>
          <text:p text:style-name="P111">ext2</text:p>
        </text:list-item>
      </text:list>
      <text:list xml:id="list133053845366740" text:continue-list="list13305410413665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33053458981465" text:continue-list="list5728497863037336341" text:style-name="L7">
        <text:list-item>
          <text:p text:style-name="P93">ext4</text:p>
        </text:list-item>
      </text:list>
      <text:p text:style-name="Text_20_body_20_Start">Experimental, but no longer supported files systems are:</text:p>
      <text:list xml:id="list133053898718620" text:continue-numbering="true" text:style-name="L7">
        <text:list-item>
          <text:p text:style-name="P93">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133053982957593" text:continue-list="list133053845366740"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5">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33053601757272"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9">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29">&lt;path&gt;/&lt;archive name&gt;&lt;date&gt;&lt;number&gt;.bar</text:p>
      <text:p text:style-name="Text_20_body_20_Start">will create an incremental data file with the name</text:p>
      <text:p text:style-name="P30">&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2">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9">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305252196702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09083160"/><text:alphabetical-index-mark-start text:id="IMark109067432"/>URI<text:alphabetical-index-mark-end text:id="IMark109067432"/><text:alphabetical-index-mark-end text:id="IMark10908316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2">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3">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2</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6">periodically checked and </text:span>added automatically if</text:p>
      <text:list xml:id="list133052695437310" text:continue-numbering="true" text:style-name="List_20_1">
        <text:list-item>
          <text:p text:style-name="P116">the archive files are stored either in the file system, on a ftp server, scp/sftp server, or a we<text:span text:style-name="T26">bdav</text:span> server and</text:p>
        </text:list-item>
        <text:list-item>
          <text:p text:style-name="P103">the name suffix is <text:span text:style-name="Filename">.bar,</text:span> and</text:p>
        </text:list-item>
        <text:list-item>
          <text:p text:style-name="P124">if the archives can be decrypted which means the running <text:span text:style-name="Name">BAR</text:span> server has the required pass phrase stored in the internal pass phrase cache and the required private key file.</text:p>
        </text:list-item>
      </text:list>
      <text:p text:style-name="P55"><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3"><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3">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9">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33053531799763"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133054506483180" text:continue-numbering="true" text:style-name="List_20_1">
        <text:list-item>
          <text:p text:style-name="P94"><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4"><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4"><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94">‑‑<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2"><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oft-page-break/><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0">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3305296540280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61">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2620815395415680984" text:style-name="L8">
        <text:list-item>
          <text:p text:style-name="P81"><text:span text:style-name="T38">remote host to run the job </text:span><text:span text:style-name="Number_20_Mark"><text:span text:style-name="T38">B</text:span></text:span></text:p>
        </text:list-item>
        <text:list-item>
          <text:p text:style-name="P80">included entry names</text:p>
        </text:list-item>
      </text:list>
      <text:list xml:id="list133052798115517" text:continue-list="list133052965402803" text:style-name="List_20_1">
        <text:list-item>
          <text:p text:style-name="List_20_1">included images</text:p>
        </text:list-item>
        <text:list-item>
          <text:p text:style-name="P95">filters and mounts</text:p>
        </text:list-item>
        <text:list-item>
          <text:p text:style-name="List_20_1">storage information</text:p>
        </text:list-item>
        <text:list-item>
          <text:p text:style-name="P95">scripts</text:p>
        </text:list-item>
        <text:list-item>
          <text:p text:style-name="P96">schedule information</text:p>
        </text:list-item>
        <text:list-item>
          <text:p text:style-name="P119">comments</text:p>
        </text:list-item>
      </text:list>
      <text:p text:style-name="Table_20_Contents">The jobs tab have some sub-tabs to edit these pieces of data.</text:p>
      <text:h text:style-name="P89" text:outline-level="4"><text:bookmark-start text:name="__RefHeading__16278_1510295094"/><text:soft-page-break/>Entries<text:bookmark-end text:name="__RefHeading__16278_1510295094"/></text:h>
      <text:p text:style-name="P56">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1"><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1"><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7">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1"><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7"><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90" text:outline-level="4"><text:bookmark-start text:name="__RefHeading__14185_608817561"/><text:soft-page-break/>Scripts<text:bookmark-end text:name="__RefHeading__14185_608817561"/></text:h>
      <text:p text:style-name="P22"><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3">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4">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43">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8">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7">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42">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5">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5">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18"><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7"><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8"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41">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133053221918000" text:continue-numbering="true" text:style-name="List_20_1">
        <text:list-item>
          <text:p text:style-name="P97"><text:span text:style-name="T47">temporary directory </text:span><text:span text:style-name="Number_20_Mark"><text:span text:style-name="T47">B</text:span></text:span><text:span text:style-name="T47">,</text:span></text:p>
        </text:list-item>
        <text:list-item>
          <text:p text:style-name="P97"><text:span text:style-name="T47">the nice level </text:span><text:span text:style-name="Number_20_Mark"><text:span text:style-name="T47">C</text:span></text:span><text:span text:style-name="T47">,</text:span></text:p>
        </text:list-item>
        <text:list-item>
          <text:p text:style-name="P97"><text:span text:style-name="T47">the max. number of compress and encryption threads </text:span><text:span text:style-name="Number_20_Mark"><text:span text:style-name="T47">D</text:span></text:span><text:span text:style-name="T47">,</text:span></text:p>
        </text:list-item>
        <text:list-item>
          <text:p text:style-name="P97"><text:span text:style-name="T47">the minimal compress size </text:span><text:span text:style-name="Number_20_Mark"><text:span text:style-name="T47">E</text:span></text:span><text:span text:style-name="T47">,</text:span></text:p>
        </text:list-item>
        <text:list-item>
          <text:p text:style-name="P98">the jobs directory <text:span text:style-name="Number_20_Mark">F</text:span>,</text:p>
        </text:list-item>
        <text:list-item>
          <text:p text:style-name="P98">the max. size of files included in a continuous backup <text:span text:style-name="Number_20_Mark">G</text:span>,</text:p>
        </text:list-item>
        <text:list-item>
          <text:p text:style-name="P98">the file name of the index database <text:span text:style-name="Number_20_Mark">H</text:span> and if index auto-updates should be active <text:span text:style-name="Number_20_Mark">I</text:span>,</text:p>
        </text:list-item>
        <text:list-item>
          <text:p text:style-name="P98"><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0">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4"><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0">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133054507286455" text:continue-numbering="true" text:style-name="List_20_1">
        <text:list-item>
          <text:p text:style-name="P99">log <text:span text:style-name="T48">level </text:span><text:span text:style-name="Number_20_Mark"><text:span text:style-name="T48">B</text:span></text:span><text:span text:style-name="T48">,</text:span></text:p>
        </text:list-item>
        <text:list-item>
          <text:p text:style-name="P99"><text:span text:style-name="T48">the log </text:span>types <text:span text:style-name="Number_20_Mark"><text:span text:style-name="T48">C</text:span></text:span>,</text:p>
        </text:list-item>
        <text:list-item>
          <text:p text:style-name="P99">the log file name <text:span text:style-name="Number_20_Mark"><text:span text:style-name="T48">D</text:span></text:span>,</text:p>
        </text:list-item>
        <text:list-item>
          <text:p text:style-name="P99">the log format <text:span text:style-name="Number_20_Mark"><text:span text:style-name="T48">E</text:span></text:span><text:span text:style-name="T48"> </text:span>and</text:p>
        </text:list-item>
        <text:list-item>
          <text:p text:style-name="P99"><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76121758548036459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33054091155145" text:continue-list="list13305450728645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33053469701154" text:continue-list="list7761217585480364597"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33053886112254" text:continue-list="list13305409115514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6">The exact time may be later than the specified time if some other jobs are running before.</text:p></text:note-body></text:note> <text:span text:style-name="T20">each day </text:span>as a full backup.</text:p>
      <text:list xml:id="list133053323677699" text:continue-list="list13305346970115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33054372602810" text:continue-list="list133053886112254" text:style-name="List_20_1">
        <text:list-item>
          <text:p text:style-name="P112">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00">select for <text:span text:style-name="T20">the t</text:span><text:span text:style-name="Name">ype</text:span> <text:span text:style-name="Name">full</text:span></text:p>
        </text:list-item>
        <text:list-item>
          <text:p text:style-name="P10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00"><text:span text:style-name="Name"><text:span text:style-name="T6">select for the type </text:span></text:span><text:span text:style-name="Name"><text:span text:style-name="T2">incremental</text:span></text:span></text:p>
        </text:list-item>
        <text:list-item>
          <text:p text:style-name="P120">verify <text:span text:style-name="T20">that </text:span><text:span text:style-name="Name">enabled</text:span> is checked</text:p>
        </text:list-item>
      </text:list>
      <text:list xml:id="list133052993729261" text:continue-list="list133053323677699"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33054618908276" text:continue-list="list133054372602810" text:style-name="List_20_1">
        <text:list-item>
          <text:p text:style-name="P112">switch to the <text:span text:style-name="Name">Jobs</text:span> tab. In the <text:span text:style-name="Name">Schedule</text:span> sub-tab add a new schedule entry and define * <text:span text:style-name="T20">for the date, <text:s/>time and week day</text:span>.</text:p>
        </text:list-item>
        <text:list-item>
          <text:p text:style-name="P100">select for <text:span text:style-name="T20">the t</text:span><text:span text:style-name="Name">ype</text:span> <text:span text:style-name="Name"><text:span text:style-name="T20">continuous</text:span></text:span></text:p>
        </text:list-item>
        <text:list-item>
          <text:p text:style-name="P121">select some interval time when the continuous backup should be executed. A good choice maybe 30min which means every 30min a backup job is started storing all entries which were changed in the last 30min.</text:p>
        </text:list-item>
      </text:list>
      <text:p text:style-name="P40">Note: continuous backups may require a lot of archive space depending on the size of the files to store, how often the are modified and <text:span text:style-name="T33">time interval </text:span>the backup is executed. </text:p>
      <text:list xml:id="list133054310953692" text:continue-list="list133052993729261"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33054304517391" text:continue-list="list133054618908276" text:style-name="List_20_1">
        <text:list-item>
          <text:p text:style-name="P113"><text:span text:style-name="Name"><text:span text:style-name="T5">switch to the </text:span></text:span><text:span text:style-name="Name"><text:span text:style-name="T3">Restore</text:span></text:span><text:span text:style-name="Name"><text:span text:style-name="T7"> tab</text:span></text:span></text:p>
        </text:list-item>
        <text:list-item>
          <text:p text:style-name="P11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3054451696254" text:continue-list="list133054310953692"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33053448762296" text:continue-list="list133054304517391" text:style-name="List_20_1">
        <text:list-item>
          <text:p text:style-name="P113"><text:span text:style-name="Name"><text:span text:style-name="T5">switch to the </text:span></text:span><text:span text:style-name="Name"><text:span text:style-name="T21">Restore</text:span></text:span><text:span text:style-name="Name"><text:span text:style-name="T7"> tab</text:span></text:span></text:p>
        </text:list-item>
        <text:list-item>
          <text:p text:style-name="P113"><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4" text:outline-level="1"/>
      <text:h text:style-name="P85" text:outline-level="1"><text:bookmark-start text:name="__RefHeading__15744_1674148630"/>Appendix<text:bookmark-end text:name="__RefHeading__15744_1674148630"/></text:h>
      <text:h text:style-name="P83" text:outline-level="2"><text:bookmark-start text:name="__RefHeading__8616_961238848"/>Tools<text:bookmark-end text:name="__RefHeading__8616_961238848"/></text:h>
      <text:p text:style-name="Text_20_body_20_Start">The following tools are part of <text:span text:style-name="Command">BAR</text:span>:</text:p>
      <text:list xml:id="list133054267023060"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3"><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7112120"/>--create<text:alphabetical-index-mark-end text:id="IMark67112120"/>, <text:alphabetical-index-mark-start text:id="IMark73712680"/>-c<text:alphabetical-index-mark-end text:id="IMark73712680"/></text:p>
      <text:p text:style-name="Option_20_Start">Create an archive with files, directories, links, hard links and special files like device-, pipes- and sockets-descriptors.</text:p>
      <text:p text:style-name="Option_20_title"><text:alphabetical-index-mark-start text:id="IMark73712680"/>--image<text:alphabetical-index-mark-end text:id="IMark73712680"/>, <text:alphabetical-index-mark-start text:id="IMark67112120"/>-m<text:alphabetical-index-mark-end text:id="IMark671121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67112120"/>--list<text:alphabetical-index-mark-end text:id="IMark67112120"/>, <text:alphabetical-index-mark-start text:id="IMark73712680"/>-l<text:alphabetical-index-mark-end text:id="IMark737126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7112120"/>--test<text:alphabetical-index-mark-end text:id="IMark67112120"/>, <text:alphabetical-index-mark-start text:id="IMark73712680"/>-t<text:alphabetical-index-mark-end text:id="IMark73712680"/></text:p>
      <text:p text:style-name="Option_20_Start">Test content integrity of archives.</text:p>
      <text:p text:style-name="Option_20_title"><text:alphabetical-index-mark-start text:id="IMark67112120"/>--compare<text:alphabetical-index-mark-end text:id="IMark67112120"/>, <text:alphabetical-index-mark-start text:id="IMark73712680"/>-d<text:alphabetical-index-mark-end text:id="IMark73712680"/></text:p>
      <text:p text:style-name="Option_20_Start">Compare content of archives with content in file system.</text:p>
      <text:p text:style-name="Option_20_title"><text:alphabetical-index-mark-start text:id="IMark67112120"/>--extract<text:alphabetical-index-mark-end text:id="IMark67112120"/>, <text:alphabetical-index-mark-start text:id="IMark73712680"/>-x<text:alphabetical-index-mark-end text:id="IMark73712680"/></text:p>
      <text:p text:style-name="Option_20_Start">Extract content of archives.</text:p>
      <text:p text:style-name="Option_20_title"><text:alphabetical-index-mark-start text:id="IMark67112120"/>--generate-keys<text:alphabetical-index-mark-end text:id="IMark6711212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7123848"/>--generate-keys-bits<text:alphabetical-index-mark-end text:id="IMark67123848"/>=&lt;n&gt;</text:p>
      <text:p text:style-name="Option_20_Start">Specify number of bits to use for a RSA key pair. It can be 1024, 2048 or 3072 bits. Default value are 2048 bits.</text:p>
      <text:p text:style-name="Option_20_title"><text:soft-page-break/><text:alphabetical-index-mark-start text:id="IMark109114936"/>--<text:span text:style-name="T71">generate-keys-mode</text:span><text:alphabetical-index-mark-end text:id="IMark109114936"/><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73712680"/>--pre-command<text:alphabetical-index-mark-end text:id="IMark73712680"/>=&lt;command&gt;</text:p>
      <text:p text:style-name="Option_20_Start">Command to execute before a job is started.</text:p>
      <text:p text:style-name="Option_20_Start">Available macros: %name.</text:p>
      <text:p text:style-name="Option_20_title"><text:alphabetical-index-mark-start text:id="IMark67123848"/>--post-command<text:alphabetical-index-mark-end text:id="IMark67123848"/>=&lt;command&gt;</text:p>
      <text:p text:style-name="Option_20_Start">Command to execute after a job terminated.</text:p>
      <text:p text:style-name="Option_20_Start">Available macros: %name.</text:p>
      <text:p text:style-name="Option_20_title"><text:alphabetical-index-mark-start text:id="IMark109114936"/>--mount<text:alphabetical-index-mark-end text:id="IMark10911493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7112120"/>--include<text:alphabetical-index-mark-end text:id="IMark67112120"/>=&lt;pattern&gt;, <text:alphabetical-index-mark-start text:id="IMark67123848"/>-#<text:alphabetical-index-mark-end text:id="IMark6712384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3768744"/>--include-command<text:bookmark-start text:name="__DdeLink__11102_1674148630"/><text:alphabetical-index-mark-end text:id="IMark7376874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109030648"/>--exclude<text:alphabetical-index-mark-end text:id="IMark109030648"/>=&lt;pattern&gt;, <text:alphabetical-index-mark-start text:id="IMark73712680"/>-!<text:alphabetical-index-mark-end text:id="IMark737126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3712680"/>--exclude-command<text:alphabetical-index-mark-end text:id="IMark7371268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73768744"/>--mount<text:alphabetical-index-mark-end text:id="IMark7376874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6" text:outline-level="3"><text:bookmark-start text:name="__RefHeading__16294_1510295094"/>Incremental/Differential archives<text:bookmark-end text:name="__RefHeading__16294_1510295094"/></text:h>
      <text:p text:style-name="P34"><text:alphabetical-index-mark-start text:id="IMark73712680"/>--normal<text:alphabetical-index-mark-end text:id="IMark73712680"/></text:p>
      <text:p text:style-name="Option_20_Start">Create a normal archive. No incremental data is used or stored.</text:p>
      <text:p text:style-name="Option_20_title"><text:alphabetical-index-mark-start text:id="IMark109030648"/><text:span text:style-name="T11">--full</text:span><text:alphabetical-index-mark-end text:id="IMark109030648"/><text:span text:style-name="T11">, </text:span><text:alphabetical-index-mark-start text:id="IMark109114936"/><text:span text:style-name="T11">-f</text:span><text:alphabetical-index-mark-end text:id="IMark109114936"/></text:p>
      <text:p text:style-name="Option_20_Start">Create a full archive and store incremental data.</text:p>
      <text:p text:style-name="Option_20_title"><text:alphabetical-index-mark-start text:id="IMark67123848"/><text:span text:style-name="T11">--incremental</text:span><text:alphabetical-index-mark-end text:id="IMark67123848"/><text:span text:style-name="T11">, </text:span><text:alphabetical-index-mark-start text:id="IMark73712680"/><text:span text:style-name="T11">-i</text:span><text:alphabetical-index-mark-end text:id="IMark7371268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109114936"/><text:span text:style-name="T11">--incremental-list-file</text:span><text:alphabetical-index-mark-end text:id="IMark109114936"/><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4"><text:alphabetical-index-mark-start text:id="IMark73712680"/>--differential<text:alphabetical-index-mark-end text:id="IMark73712680"/></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09114936"/>--compress-algorithm<text:alphabetical-index-mark-end text:id="IMark109114936"/>, <text:alphabetical-index-mark-start text:id="IMark109108952"/>-z<text:alphabetical-index-mark-end text:id="IMark10910895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text:soft-page-break/>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7123848"/>--compress-min-size<text:alphabetical-index-mark-end text:id="IMark6712384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09114936"/>--compress-exclude<text:alphabetical-index-mark-end text:id="IMark10911493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7123848"/>--crypt-algorithm<text:alphabetical-index-mark-end text:id="IMark67123848"/>, <text:alphabetical-index-mark-start text:id="IMark67112120"/>-y<text:alphabetical-index-mark-end text:id="IMark6711212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67112120"/>--crypt-type<text:alphabetical-index-mark-end text:id="IMark6711212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7123848"/>--crypt-password<text:alphabetical-index-mark-end text:id="IMark6712384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7112120"/><text:alphabetical-index-mark-start text:id="IMark67123848"/><text:span text:style-name="T74">--crypt-new-password</text:span><text:alphabetical-index-mark-end text:id="IMark67123848"/><text:alphabetical-index-mark-end text:id="IMark67112120"/><text:span text:style-name="T74">=&lt;password&gt;</text:span></text:p>
      <text:p text:style-name="P70"><text:span text:style-name="T74">New </text:span>crypt password phrase to use.</text:p>
      <text:p text:style-name="P74">Note:<text:tab/>Use this option with care! Password phrases specified on the command line may be stored in the history of your shell, thus can be recovered by displaying the command history.</text:p>
      <text:p text:style-name="Option_20_title"><text:alphabetical-index-mark-start text:id="IMark67123848"/>--crypt-public-key<text:alphabetical-index-mark-end text:id="IMark67123848"/>=&lt;file name&gt;</text:p>
      <text:p text:style-name="Option_20_Start">Name of file with the RSA encryption public key.</text:p>
      <text:p text:style-name="Option_20_title"><text:alphabetical-index-mark-start text:id="IMark67123848"/>--crypt-private-key<text:alphabetical-index-mark-end text:id="IMark6712384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7123848"/>--archive-part-size<text:alphabetical-index-mark-end text:id="IMark67123848"/>=&lt;size&gt;, <text:alphabetical-index-mark-start text:id="IMark67112120"/>-s<text:alphabetical-index-mark-end text:id="IMark67112120"/>=&lt;size&gt;</text:p>
      <text:p text:style-name="P6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7123848"/>--file-write-pre-command<text:alphabetical-index-mark-end text:id="IMark6712384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7112120"/>--file-write-post-command<text:alphabetical-index-mark-end text:id="IMark671121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7112120"/>--ftp-login-name<text:alphabetical-index-mark-end text:id="IMark67112120"/>=&lt;name&gt;</text:p>
      <text:p text:style-name="Option_20_Start">Specify the general FTP login name.</text:p>
      <text:p text:style-name="Option_20_title"><text:soft-page-break/><text:alphabetical-index-mark-start text:id="IMark67112120"/>--ftp-password<text:alphabetical-index-mark-end text:id="IMark6711212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67123848"/>--ftp-max-connections<text:alphabetical-index-mark-end text:id="IMark67123848"/>=&lt;n&gt;</text:p>
      <text:p text:style-name="Option_20_note">Specify the max. number of concurrent connections for this FTP server.</text:p>
      <text:p text:style-name="Option_20_title"><text:alphabetical-index-mark-start text:id="IMark67123848"/>--ftp-max-storage-size<text:alphabetical-index-mark-end text:id="IMark67123848"/>=&lt;size&gt;</text:p>
      <text:p text:style-name="Option_20_note">Specify the max. size in bytes to use for storage for this FTP server.<text:bookmark-end text:name="__DdeLink__10735_1674148630"/></text:p>
      <text:p text:style-name="Option_20_title"><text:alphabetical-index-mark-start text:id="IMark67123848"/>--ftp-write-pre-command<text:alphabetical-index-mark-end text:id="IMark67123848"/>=&lt;command&gt;</text:p>
      <text:p text:style-name="Option_20_Start">Command to execute before file is transmitted to FTP server.</text:p>
      <text:p text:style-name="Option_20_Start">Available macros: %file, %number.</text:p>
      <text:p text:style-name="Option_20_title"><text:alphabetical-index-mark-start text:id="IMark67112120"/>--ftp-write-post-command<text:alphabetical-index-mark-end text:id="IMark6711212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7112120"/>--ssh-port<text:alphabetical-index-mark-end text:id="IMark67112120"/>=&lt;n&gt;</text:p>
      <text:p text:style-name="Option_20_Start">Specify ssh port to use. Default is 22.</text:p>
      <text:p text:style-name="Option_20_title"><text:alphabetical-index-mark-start text:id="IMark67112120"/>--ssh-login-name<text:alphabetical-index-mark-end text:id="IMark67112120"/>=&lt;name&gt;</text:p>
      <text:p text:style-name="Option_20_Start">Specify the default ssh login name.</text:p>
      <text:p text:style-name="Option_20_title"><text:alphabetical-index-mark-start text:id="IMark67112120"/>--ssh-password<text:alphabetical-index-mark-end text:id="IMark6711212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7123848"/>--ssh-public-key<text:alphabetical-index-mark-end text:id="IMark67123848"/>=&lt;file name&gt;</text:p>
      <text:p text:style-name="Option_20_Start">Specify the file name with the ssh public key.</text:p>
      <text:p text:style-name="Option_20_title"><text:alphabetical-index-mark-start text:id="IMark67123848"/>--ssh-private-key<text:alphabetical-index-mark-end text:id="IMark6712384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7123848"/>--ssh-max-connections<text:alphabetical-index-mark-end text:id="IMark67123848"/>=&lt;n&gt;</text:p>
      <text:p text:style-name="Option_20_note">Specify the max. number of concurrent connections for this SSH/SCP/SFTP server.</text:p>
      <text:p text:style-name="Option_20_title"><text:bookmark-start text:name="__DdeLink__8381_1674148630"/><text:alphabetical-index-mark-start text:id="IMark67123848"/>--ssh-max-storage-size<text:alphabetical-index-mark-end text:id="IMark67123848"/>=&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text:soft-page-break/>SCP<text:bookmark-end text:name="__RefHeading__16302_1510295094"/></text:h>
      <text:p text:style-name="Option_20_title"><text:alphabetical-index-mark-start text:id="IMark67112120"/>--scp-write-pre-command<text:alphabetical-index-mark-end text:id="IMark6711212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67123848"/>--scp-write-post-command<text:alphabetical-index-mark-end text:id="IMark6712384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7123848"/>--sftp-write-pre-command<text:alphabetical-index-mark-end text:id="IMark671238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7112120"/>--sftp-write-post-command<text:alphabetical-index-mark-end text:id="IMark6711212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7112120"/>--webdav-login<text:alphabetical-index-mark-end text:id="IMark67112120"/>=&lt;name&gt;</text:p>
      <text:p text:style-name="Option_20_Start">Specify the default WebDAV login name.</text:p>
      <text:p text:style-name="Option_20_title"><text:alphabetical-index-mark-start text:id="IMark67112120"/>--webdav-password<text:alphabetical-index-mark-end text:id="IMark6711212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7123848"/>--webdav-max-connections<text:alphabetical-index-mark-end text:id="IMark67123848"/>=&lt;n&gt;</text:p>
      <text:p text:style-name="Option_20_note">Specify the max. number of concurrent connections for this WebDAV server.</text:p>
      <text:p text:style-name="Option_20_title"><text:alphabetical-index-mark-start text:id="IMark67123848"/>--webdav-max-storage-size<text:alphabetical-index-mark-end text:id="IMark67123848"/>=&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7123848"/>--webdav-write-pre-command<text:alphabetical-index-mark-end text:id="IMark6712384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7112120"/>--webdav-write-post-command<text:alphabetical-index-mark-end text:id="IMark6711212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text:soft-page-break/>CD/DVD/BD<text:bookmark-end text:name="__RefHeading__16306_1510295094"/></text:h>
      <text:p text:style-name="Option_20_title"><text:alphabetical-index-mark-start text:id="IMark67112120"/>--cd-device<text:alphabetical-index-mark-end text:id="IMark67112120"/>=&lt;device name&gt;, <text:alphabetical-index-mark-start text:id="IMark67123848"/>--dvd-device<text:alphabetical-index-mark-end text:id="IMark67123848"/>=&lt;device name&gt;, <text:alphabetical-index-mark-start text:id="IMark109102152"/>--bd-device<text:alphabetical-index-mark-end text:id="IMark109102152"/>=&lt;device name&gt;</text:p>
      <text:p text:style-name="Option_20_Start">Default device name for creating Cds/BDs/DVDs.</text:p>
      <text:p text:style-name="Option_20_title"><text:alphabetical-index-mark-start text:id="IMark67112120"/>--cd-request-volume-command<text:alphabetical-index-mark-end text:id="IMark67112120"/>=&lt;command&gt;, <text:alphabetical-index-mark-start text:id="IMark67123848"/>--dvd-request-volume-command<text:alphabetical-index-mark-end text:id="IMark67123848"/>=&lt;command&gt;, <text:alphabetical-index-mark-start text:id="IMark109100008"/>--bd-request-volume-command<text:alphabetical-index-mark-end text:id="IMark10910000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7112120"/>--cd-unload-volume-command<text:alphabetical-index-mark-end text:id="IMark67112120"/>=&lt;command&gt;, <text:alphabetical-index-mark-start text:id="IMark67123848"/>--dvd-unload-volume-command<text:alphabetical-index-mark-end text:id="IMark67123848"/>=&lt;command&gt;, <text:alphabetical-index-mark-start text:id="IMark109029864"/>--bd-unload-volume-command<text:alphabetical-index-mark-end text:id="IMark10902986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7112120"/>--cd-load-volume-command<text:alphabetical-index-mark-end text:id="IMark67112120"/>=&lt;command&gt;, <text:alphabetical-index-mark-start text:id="IMark67123848"/>--dvd-load-volume-command<text:alphabetical-index-mark-end text:id="IMark67123848"/>=&lt;command&gt;, <text:alphabetical-index-mark-start text:id="IMark109100008"/>--bd-load-volume-command<text:alphabetical-index-mark-end text:id="IMark10910000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7112120"/>--cd-volume-size<text:alphabetical-index-mark-end text:id="IMark67112120"/>=<text:bookmark-start text:name="__DdeLink__5568_1180582065"/>&lt;n&gt;[G|M|K], <text:alphabetical-index-mark-start text:id="IMark67123848"/>--dvd-volume-size<text:alphabetical-index-mark-end text:id="IMark67123848"/>=&lt;n&gt;[G|M|K], <text:alphabetical-index-mark-start text:id="IMark109116664"/>--bd-volume-size<text:alphabetical-index-mark-end text:id="IMark10911666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7112120"/>--cd-image-pre-command<text:alphabetical-index-mark-end text:id="IMark67112120"/>=&lt;command&gt;, <text:alphabetical-index-mark-start text:id="IMark67123848"/>--dvd-image-pre-command<text:alphabetical-index-mark-end text:id="IMark67123848"/>=&lt;command&gt;, <text:alphabetical-index-mark-start text:id="IMark109082568"/>--bd-image-pre-command<text:alphabetical-index-mark-end text:id="IMark10908256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7123848"/>--cd-image-post-command<text:alphabetical-index-mark-end text:id="IMark67123848"/>=&lt;command&gt;, <text:alphabetical-index-mark-start text:id="IMark67112120"/>--dvd-image-post-command<text:alphabetical-index-mark-end text:id="IMark67112120"/>=&lt;command&gt;, <text:alphabetical-index-mark-start text:id="IMark109082568"/>--bd-image-post-command<text:alphabetical-index-mark-end text:id="IMark109082568"/>=&lt;command&gt;</text:p>
      <text:p text:style-name="Option_20_Start">Post-process command to execute after creating a CD/DVD/BD image. This can be some arbitrary command which should always be executed after a new CD/DVD/BD image is created.</text:p>
      <text:p text:style-name="Option_20_title"><text:soft-page-break/><text:alphabetical-index-mark-start text:id="IMark67112120"/>--cd-image-command<text:alphabetical-index-mark-end text:id="IMark67112120"/>=&lt;command&gt;, <text:alphabetical-index-mark-start text:id="IMark67123848"/>--dvd-image-command<text:alphabetical-index-mark-end text:id="IMark67123848"/>=&lt;command&gt;, <text:alphabetical-index-mark-start text:id="IMark109116664"/>--bd-image-command<text:alphabetical-index-mark-end text:id="IMark109116664"/>=&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67112120"/>--cd-ecc-pre-command<text:alphabetical-index-mark-end text:id="IMark67112120"/>=&lt;command&gt;, <text:alphabetical-index-mark-start text:id="IMark67123848"/>--dvd-ecc-pre-command<text:alphabetical-index-mark-end text:id="IMark67123848"/>=&lt;command&gt;, <text:alphabetical-index-mark-start text:id="IMark109100008"/>--bd-ecc-pre-command<text:alphabetical-index-mark-end text:id="IMark109100008"/>=&lt;command&gt;</text:p>
      <text:p text:style-name="Option_20_Start">Command to execute before error correction codes (ecc) are added to a CD/DVD/BD image.</text:p>
      <text:p text:style-name="Option_20_title"><text:alphabetical-index-mark-start text:id="IMark67123848"/>--cd-ecc-post-command<text:alphabetical-index-mark-end text:id="IMark67123848"/>=&lt;command&gt;, <text:alphabetical-index-mark-start text:id="IMark67112120"/>--dvd-ecc-post-command<text:alphabetical-index-mark-end text:id="IMark67112120"/>=&lt;command&gt;, <text:alphabetical-index-mark-start text:id="IMark109100008"/>--bd-ecc-post-command<text:alphabetical-index-mark-end text:id="IMark109100008"/>=&lt;command&gt;</text:p>
      <text:p text:style-name="Option_20_Start">Command to execute after error correction codes (ecc) are added to a CD/DVD/BD image.</text:p>
      <text:p text:style-name="Option_20_title"><text:alphabetical-index-mark-start text:id="IMark67112120"/>--cd-ecc-command<text:alphabetical-index-mark-end text:id="IMark67112120"/>=&lt;command&gt;, <text:alphabetical-index-mark-start text:id="IMark67123848"/>--dvd-ecc-command<text:alphabetical-index-mark-end text:id="IMark67123848"/>=&lt;command&gt;, <text:alphabetical-index-mark-start text:id="IMark109100008"/>--bd-ecc-command<text:alphabetical-index-mark-end text:id="IMark1091000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7112120"/><text:span text:style-name="T62">--cd‑blank-command</text:span><text:alphabetical-index-mark-end text:id="IMark67112120"/><text:span text:style-name="T62">=&lt;command&gt;, </text:span><text:alphabetical-index-mark-start text:id="IMark67123848"/><text:span text:style-name="T62">--dvd-blank-command</text:span><text:alphabetical-index-mark-end text:id="IMark67123848"/><text:span text:style-name="T62">=&lt;command&gt;, </text:span><text:alphabetical-index-mark-start text:id="IMark109082568"/><text:span text:style-name="T62">--bd-blank-command</text:span><text:alphabetical-index-mark-end text:id="IMark109082568"/><text:span text:style-name="T62">=&lt;command&gt;</text:span></text:p>
      <text:p text:style-name="Option_20_Start">Command to blank a CD/DVD/BD medium before writing.</text:p>
      <text:p text:style-name="Option_20_title"><text:alphabetical-index-mark-start text:id="IMark67123848"/>--cd-write-pre-command<text:alphabetical-index-mark-end text:id="IMark67123848"/>=&lt;command&gt;, <text:alphabetical-index-mark-start text:id="IMark78528984"/>--dvd-write-pre-command<text:alphabetical-index-mark-end text:id="IMark78528984"/>=&lt;command&gt;, <text:alphabetical-index-mark-start text:id="IMark67112120"/>--bd-write-pre-command<text:alphabetical-index-mark-end text:id="IMark67112120"/>=&lt;command&gt;</text:p>
      <text:p text:style-name="Option_20_Start">Command to execute before CD/DVD/BD image is written.</text:p>
      <text:p text:style-name="Option_20_title"><text:alphabetical-index-mark-start text:id="IMark67123848"/>--cd-write-post-command<text:alphabetical-index-mark-end text:id="IMark67123848"/>=&lt;command&gt;, <text:alphabetical-index-mark-start text:id="IMark67112120"/>--dvd-write-post-command<text:alphabetical-index-mark-end text:id="IMark67112120"/>=&lt;command&gt;, <text:alphabetical-index-mark-start text:id="IMark78528984"/>--bd-write-post-command<text:alphabetical-index-mark-end text:id="IMark78528984"/>=&lt;command&gt;</text:p>
      <text:p text:style-name="Option_20_Start">Command to execute after CD/DVD/BD image is written.</text:p>
      <text:p text:style-name="Option_20_title"><text:alphabetical-index-mark-start text:id="IMark67123848"/>--cd-write-command<text:alphabetical-index-mark-end text:id="IMark67123848"/>=&lt;command&gt;, <text:alphabetical-index-mark-start text:id="IMark78528984"/>--dvd-write-command<text:alphabetical-index-mark-end text:id="IMark78528984"/>=&lt;command&gt;, <text:alphabetical-index-mark-start text:id="IMark67112120"/>--bd-write-command<text:alphabetical-index-mark-end text:id="IMark67112120"/>=&lt;command&gt;</text:p>
      <text:p text:style-name="Option_20_Start">Command to write on CD/DVD/BD.</text:p>
      <text:p text:style-name="Option_20_Start">Available macros: %device, %file, %image, %sectors, %number.</text:p>
      <text:p text:style-name="Option_20_title"><text:alphabetical-index-mark-start text:id="IMark78528984"/>--cd-write-image-command<text:alphabetical-index-mark-end text:id="IMark78528984"/>=&lt;command&gt;, <text:alphabetical-index-mark-start text:id="IMark67112120"/>--dvd-write-image-command<text:alphabetical-index-mark-end text:id="IMark67112120"/>=&lt;command&gt;, <text:alphabetical-index-mark-start text:id="IMark67123848"/>--bd-write-image-command<text:alphabetical-index-mark-end text:id="IMark6712384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78528984"/>--device<text:alphabetical-index-mark-end text:id="IMark78528984"/>=&lt;device name&gt;</text:p>
      <text:p text:style-name="Option_20_Start">Specify default device name.</text:p>
      <text:p text:style-name="Option_20_title"><text:soft-page-break/><text:alphabetical-index-mark-start text:id="IMark78528984"/>--device-request-volume-command<text:alphabetical-index-mark-end text:id="IMark78528984"/>=&lt;command&gt;</text:p>
      <text:p text:style-name="Option_20_Start">Command to request new volume for device.</text:p>
      <text:p text:style-name="Option_20_title"><text:alphabetical-index-mark-start text:id="IMark78528984"/>--device-load-volume-command<text:alphabetical-index-mark-end text:id="IMark78528984"/>=&lt;command&gt;</text:p>
      <text:p text:style-name="Option_20_Start">Command to load volume for device.</text:p>
      <text:p text:style-name="Option_20_title"><text:alphabetical-index-mark-start text:id="IMark78528984"/>--device-unload-volume-command<text:alphabetical-index-mark-end text:id="IMark78528984"/>=&lt;command&gt;</text:p>
      <text:p text:style-name="Option_20_Start">Command to unload volume from device.</text:p>
      <text:p text:style-name="Option_20_title"><text:alphabetical-index-mark-start text:id="IMark78528984"/>--device-volume-size<text:alphabetical-index-mark-end text:id="IMark78528984"/>=&lt;size&gt;</text:p>
      <text:p text:style-name="P64">Device volume size.<text:bookmark text:name="__DdeLink__5570_1180582065"/></text:p>
      <text:p text:style-name="Option_20_title"><text:alphabetical-index-mark-start text:id="IMark78528984"/>--device-image-pre-command<text:alphabetical-index-mark-end text:id="IMark7852898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7112120"/>--device-image-post-command<text:alphabetical-index-mark-end text:id="IMark6711212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8528984"/>--device-image-command<text:alphabetical-index-mark-end text:id="IMark78528984"/>=&lt;command&gt;</text:p>
      <text:p text:style-name="Option_20_Start">Command to create a device image.</text:p>
      <text:p text:style-name="Option_20_Start">Available macros: %device, %file, %image, %number.</text:p>
      <text:p text:style-name="Option_20_title"><text:alphabetical-index-mark-start text:id="IMark67112120"/>--device-ecc-pre-command<text:alphabetical-index-mark-end text:id="IMark6711212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8528984"/>--device-ecc-post-command<text:alphabetical-index-mark-end text:id="IMark78528984"/>=&lt;command&gt;</text:p>
      <text:p text:style-name="Option_20_Start">Command to execute after error correction codes (ecc) are added to a device image.</text:p>
      <text:p text:style-name="Option_20_Start">Note: Still not implemented!</text:p>
      <text:p text:style-name="Option_20_title"><text:alphabetical-index-mark-start text:id="IMark67112120"/>--device-ecc-command<text:alphabetical-index-mark-end text:id="IMark67112120"/>=&lt;command&gt;</text:p>
      <text:p text:style-name="Option_20_Start">Command to added error correction codes (ecc) to a device image.</text:p>
      <text:p text:style-name="Option_20_Start">Note: Still not implemented!</text:p>
      <text:p text:style-name="Option_20_title"><text:alphabetical-index-mark-start text:id="IMark78528984"/>--device-blank-command<text:alphabetical-index-mark-end text:id="IMark78528984"/>=&lt;command&gt;</text:p>
      <text:p text:style-name="Option_20_Start">Comamnd to blank a device medium before writing.</text:p>
      <text:p text:style-name="Option_20_title"><text:alphabetical-index-mark-start text:id="IMark78528984"/>--device-write-pre-command<text:alphabetical-index-mark-end text:id="IMark78528984"/>=&lt;command&gt;</text:p>
      <text:p text:style-name="Option_20_Start">Command to execute before device image is written.</text:p>
      <text:p text:style-name="Option_20_Start">Available macros: %device, %file, %image, %number.</text:p>
      <text:p text:style-name="Option_20_title"><text:soft-page-break/><text:alphabetical-index-mark-start text:id="IMark67112120"/>--device-write-post-command<text:alphabetical-index-mark-end text:id="IMark67112120"/>=&lt;command&gt;</text:p>
      <text:p text:style-name="Option_20_Start">Command to execute after device image is written.</text:p>
      <text:p text:style-name="Option_20_Start">Available macros: %device, %file, %image, %number.</text:p>
      <text:p text:style-name="Option_20_title"><text:alphabetical-index-mark-start text:id="IMark78528984"/>--device-write-command<text:alphabetical-index-mark-end text:id="IMark7852898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8528984"/>--directory-strip<text:alphabetical-index-mark-end text:id="IMark78528984"/>=&lt;n&gt;, <text:alphabetical-index-mark-start text:id="IMark67123848"/>-p<text:alphabetical-index-mark-end text:id="IMark67123848"/>=&lt;n&gt;</text:p>
      <text:p text:style-name="Option_20_Start">Strip specified number of directory levels from file names of restored files.</text:p>
      <text:p text:style-name="Option_20_title"><text:alphabetical-index-mark-start text:id="IMark67112120"/>--destination<text:alphabetical-index-mark-end text:id="IMark67112120"/>=&lt;path&gt;</text:p>
      <text:p text:style-name="Option_20_Start">Restore files into specified path.</text:p>
      <text:p text:style-name="Option_20_title"><text:alphabetical-index-mark-start text:id="IMark67112120"/>--owner<text:alphabetical-index-mark-end text:id="IMark6711212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8528984"/>--daemon<text:alphabetical-index-mark-end text:id="IMark78528984"/></text:p>
      <text:p text:style-name="Option_20_Start">Run <text:span text:style-name="Name">BAR</text:span> in daemon mode (as a server).</text:p>
      <text:p text:style-name="Option_20_title"><text:alphabetical-index-mark-start text:id="IMark78528984"/>--no-detach<text:alphabetical-index-mark-end text:id="IMark78528984"/>, <text:alphabetical-index-mark-start text:id="IMark67123848"/>-D<text:alphabetical-index-mark-end text:id="IMark67123848"/></text:p>
      <text:p text:style-name="Option_20_Start">Do not detach process when running in daemon mode.</text:p>
      <text:p text:style-name="Option_20_title"><text:alphabetical-index-mark-start text:id="IMark67123848"/>--server-port<text:alphabetical-index-mark-end text:id="IMark67123848"/>=&lt;n&gt;<text:note text:id="ftn19" text:note-class="footnote"><text:note-citation>19</text:note-citation><text:note-body><text:p text:style-name="P44">Connections on the server port may also accept SSL encrypted connections.</text:p></text:note-body></text:note></text:p>
      <text:p text:style-name="Option_20_Start">Specify server port to use. Default is: 38523.</text:p>
      <text:p text:style-name="Option_20_title"><text:alphabetical-index-mark-start text:id="IMark78528984"/>--server-tls-port<text:alphabetical-index-mark-end text:id="IMark78528984"/>=&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67123848"/>--server-ca-file<text:alphabetical-index-mark-end text:id="IMark67123848"/>=&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78528984"/>--server-cert-file<text:alphabetical-index-mark-end text:id="IMark78528984"/>=&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78528984"/>--server-key-file<text:alphabetical-index-mark-end text:id="IMark78528984"/>=&lt;file name&gt;</text:p>
      <text:p text:style-name="Option_20_Start">Specify TLS (SSL) server key file to use. Default is: <text:span text:style-name="Filename"><text:span text:style-name="T11">/etc/ssl/private/bar‑server‑key.pem</text:span></text:span><text:span text:style-name="T4">.</text:span></text:p>
      <text:p text:style-name="Option_20_title"><text:soft-page-break/><text:alphabetical-index-mark-start text:id="IMark78528984"/>--server-password<text:alphabetical-index-mark-end text:id="IMark7852898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78528984"/>--server-jobs-directory<text:alphabetical-index-mark-end text:id="IMark78528984"/>=&lt;path name&gt;</text:p>
      <text:p text:style-name="Option_20_Start">Specify server jobs directory. Default is: <text:span text:style-name="Filename"><text:span text:style-name="T11">/etc/bar/jobs</text:span></text:span>.</text:p>
      <text:p text:style-name="Option_20_title"><text:alphabetical-index-mark-start text:id="IMark67123848"/>--nice-level<text:alphabetical-index-mark-end text:id="IMark67123848"/>=&lt;n&gt;</text:p>
      <text:p text:style-name="Option_20_Start">Specify the nice-level the server should run. On Linux the nice level may be 0 (not nice) to 19 (very nice).</text:p>
      <text:p text:style-name="Option_20_title"><text:alphabetical-index-mark-start text:id="IMark66887752"/>--max-band-width<text:alphabetical-index-mark-end text:id="IMark66887752"/>=<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91250450453346474" text:style-name="L9">
        <text:list-item>
          <text:p text:style-name="P104"><text:bookmark-start text:name="__DdeLink__7433_664228686"/>year: four digit year</text:p>
        </text:list-item>
        <text:list-item>
          <text:p text:style-name="P104">month: 1..12 or names Jan, Feb, Mar, Apr, May, Jun, Jul, Aug, Sept, Oct, Nov, Dec</text:p>
        </text:list-item>
        <text:list-item>
          <text:p text:style-name="P104">day: 1..31</text:p>
        </text:list-item>
        <text:list-item>
          <text:p text:style-name="P104">week day names: Mon, Tue, Wed, Thu, Fri, Sat, Sun</text:p>
        </text:list-item>
        <text:list-item>
          <text:p text:style-name="P104">hour: 00..23</text:p>
        </text:list-item>
        <text:list-item>
          <text:p text:style-name="P10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7123848"/>--remote-bar-executable<text:alphabetical-index-mark-end text:id="IMark6712384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Option_20_title"><text:alphabetical-index-mark-start text:id="IMark67112120"/>--index-database<text:alphabetical-index-mark-end text:id="IMark67112120"/>=&lt;file name&gt;</text:p>
      <text:p text:style-name="Option_20_Start">Specify the file name of the internal index database. Default is: <text:span text:style-name="Filename">/var/lib/bar/index.db</text:span>.</text:p>
      <text:p text:style-name="Option_20_title"><text:alphabetical-index-mark-start text:id="IMark67112120"/>--index-database-auto-update<text:alphabetical-index-mark-end text:id="IMark67112120"/></text:p>
      <text:p text:style-name="Option_20_Start">Enable automatically update index database with archives found on the file system or some remote server.</text:p>
      <text:p text:style-name="Option_20_title"><text:alphabetical-index-mark-start text:id="IMark67112120"/>--index-database-max-band-width<text:alphabetical-index-mark-end text:id="IMark6711212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3054464029405" text:continue-list="list13305426702306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7112120"/>--index-database-keep-time<text:alphabetical-index-mark-end text:id="IMark6711212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7123848"/>--no-index-database<text:alphabetical-index-mark-end text:id="IMark67123848"/></text:p>
      <text:p text:style-name="Option_20_Start">Do not store index database for created archives.</text:p>
      <text:h text:style-name="P87" text:outline-level="3"><text:bookmark-start text:name="__RefHeading__10437_873480820"/><text:soft-page-break/><text:span text:style-name="T24">Continuous</text:span> database<text:bookmark-end text:name="__RefHeading__10437_873480820"/></text:h>
      <text:p text:style-name="Option_20_title"><text:alphabetical-index-mark-start text:id="IMark76984120"/>--<text:span text:style-name="T24">continuous-database</text:span><text:alphabetical-index-mark-end text:id="IMark76984120"/><text:span text:style-name="T24">=&lt;file name&gt;</text:span></text:p>
      <text:p text:style-name="P64">Specify the file name of the internal <text:span text:style-name="T24">continuous</text:span> database. Default is <text:span text:style-name="T24">empty to keep the database file in memory only.</text:span></text:p>
      <text:p text:style-name="P48">--<text:span text:style-name="T24">continuous-max-size=&lt;size&gt;</text:span></text:p>
      <text:p text:style-name="P49">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64000776"/>--log<text:alphabetical-index-mark-end text:id="IMark6400077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6984120"/>--log-file<text:alphabetical-index-mark-end text:id="IMark7698412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4000584"/>--log-post-command<text:alphabetical-index-mark-end text:id="IMark6400058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text:soft-page-break/>Miscellaneous<text:bookmark-end text:name="__RefHeading__16312_1510295094"/></text:h>
      <text:p text:style-name="Option_20_title"><text:alphabetical-index-mark-start text:id="IMark64000776"/>--config<text:alphabetical-index-mark-end text:id="IMark64000776"/>=&lt;file name&gt;</text:p>
      <text:p text:style-name="Option_20_Start">Read configuration from the specified file.</text:p>
      <text:p text:style-name="Option_20_title"><text:alphabetical-index-mark-start text:id="IMark64000584"/>--tmp-directory<text:alphabetical-index-mark-end text:id="IMark64000584"/>=&lt;path&gt;</text:p>
      <text:p text:style-name="Option_20_Start">Use the specified directory for temporary files.</text:p>
      <text:p text:style-name="Option_20_title"><text:alphabetical-index-mark-start text:id="IMark108950952"/>--max-tmp-size<text:alphabetical-index-mark-end text:id="IMark108950952"/>=&lt;size&gt;</text:p>
      <text:p text:style-name="P64">Use max. specified size for temporary files. If the space is occupied pause creating new files.</text:p>
      <text:p text:style-name="Option_20_title"><text:alphabetical-index-mark-start text:id="IMark64000776"/>--directory<text:alphabetical-index-mark-end text:id="IMark64000776"/>=&lt;path&gt;, <text:alphabetical-index-mark-start text:id="IMark63996424"/>-C<text:alphabetical-index-mark-end text:id="IMark63996424"/>=&lt;path&gt;</text:p>
      <text:p text:style-name="Option_20_Start">Change to directory.</text:p>
      <text:p text:style-name="Option_20_title"><text:alphabetical-index-mark-start text:id="IMark64000584"/>--pid-file<text:alphabetical-index-mark-end text:id="IMark6400058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64000584"/>--group<text:alphabetical-index-mark-end text:id="IMark64000584"/>, <text:alphabetical-index-mark-start text:id="IMark77564936"/>-g<text:alphabetical-index-mark-end text:id="IMark77564936"/></text:p>
      <text:p text:style-name="Option_20_Start">Group files when listing archive content. </text:p>
      <text:p text:style-name="Option_20_title"><text:alphabetical-index-mark-start text:id="IMark108950952"/>--all<text:alphabetical-index-mark-end text:id="IMark108950952"/></text:p>
      <text:p text:style-name="Option_20_Start">Show all files, not only the newest version of a file when listing archive content.</text:p>
      <text:p text:style-name="Option_20_title"><text:alphabetical-index-mark-start text:id="IMark77564936"/>--long-format<text:alphabetical-index-mark-end text:id="IMark77564936"/>, <text:alphabetical-index-mark-start text:id="IMark64000776"/>-L<text:alphabetical-index-mark-end text:id="IMark64000776"/></text:p>
      <text:p text:style-name="Option_20_Start">Use long output format when listing archive content.</text:p>
      <text:p text:style-name="Option_20_title"><text:alphabetical-index-mark-start text:id="IMark108950952"/>--human-format<text:alphabetical-index-mark-end text:id="IMark108950952"/>, <text:alphabetical-index-mark-start text:id="IMark64000584"/>-H<text:alphabetical-index-mark-end text:id="IMark64000584"/></text:p>
      <text:p text:style-name="Option_20_Start">Print sizes in human readable format (number and unit) instead of bytes.</text:p>
      <text:p text:style-name="Option_20_title"><text:alphabetical-index-mark-start text:id="IMark64000776"/>--numeric-uid-gid<text:alphabetical-index-mark-end text:id="IMark64000776"/></text:p>
      <text:p text:style-name="Option_20_Start">Print user/group ids as numbers instead resolved names.</text:p>
      <text:p text:style-name="Option_20_title"><text:alphabetical-index-mark-start text:id="IMark64000584"/>--numeric-permission<text:alphabetical-index-mark-end text:id="IMark64000584"/></text:p>
      <text:p text:style-name="Option_20_Start">Print file/directory permissions as octal numbers instead of permission text flags.</text:p>
      <text:p text:style-name="Option_20_title"><text:alphabetical-index-mark-start text:id="IMark64000776"/>--no-header-footer<text:alphabetical-index-mark-end text:id="IMark64000776"/></text:p>
      <text:p text:style-name="Option_20_Start">Suppress output of header/footer when listing archive content.</text:p>
      <text:p text:style-name="Option_20_title"><text:alphabetical-index-mark-start text:id="IMark64000584"/>--delete-old-archive-files<text:alphabetical-index-mark-end text:id="IMark64000584"/></text:p>
      <text:p text:style-name="Option_20_Start">Delete all old archive files after creating new archive files.</text:p>
      <text:p text:style-name="Option_20_title"><text:alphabetical-index-mark-start text:id="IMark64000776"/>--ignore-no-backup-file<text:alphabetical-index-mark-end text:id="IMark64000776"/></text:p>
      <text:p text:style-name="Option_20_Start">Ignore <text:span text:style-name="Filename">.nobackup</text:span>/<text:span text:style-name="Filename">.NOBACKUP</text:span> file and store directories containing this file, too.</text:p>
      <text:p text:style-name="Option_20_title"><text:soft-page-break/><text:alphabetical-index-mark-start text:id="IMark64000584"/>--ignore-no-dump<text:alphabetical-index-mark-end text:id="IMark6400058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08950952"/>--skip-unreadable <text:alphabetical-index-mark-end text:id="IMark108950952"/></text:p>
      <text:p text:style-name="Option_20_Start">Skip unreadable files instead of reporting an error.</text:p>
      <text:p text:style-name="Option_20_title"><text:alphabetical-index-mark-start text:id="IMark64000776"/>--force-delta-compression<text:alphabetical-index-mark-end text:id="IMark64000776"/></text:p>
      <text:p text:style-name="Option_20_Start">Enable forced delta compression. If no delta compression can be used an error is reported instead of a warning only.</text:p>
      <text:p text:style-name="Option_20_title"><text:alphabetical-index-mark-start text:id="IMark108950952"/>--raw-images<text:alphabetical-index-mark-end text:id="IMark10895095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8535304"/>--no-fragments-check<text:alphabetical-index-mark-end text:id="IMark78535304"/></text:p>
      <text:p text:style-name="Option_20_Start">Do not check if a fragmented file is complete.</text:p>
      <text:p text:style-name="Option_20_title"><text:alphabetical-index-mark-start text:id="IMark77564936"/>--archive-file-mode<text:alphabetical-index-mark-end text:id="IMark7756493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67123848"/>--overwrite-archive-files<text:alphabetical-index-mark-end text:id="IMark67123848"/>, <text:alphabetical-index-mark-start text:id="IMark73962888"/>-o<text:alphabetical-index-mark-end text:id="IMark73962888"/></text:p>
      <text:p text:style-name="P68">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7564936"/>--overwrite-files<text:alphabetical-index-mark-end text:id="IMark77564936"/></text:p>
      <text:p text:style-name="Option_20_Start">Overwrite existing files when restoring files instead of reporting an error.</text:p>
      <text:p text:style-name="Option_20_title"><text:alphabetical-index-mark-start text:id="IMark67123848"/>--wait-first-volume<text:alphabetical-index-mark-end text:id="IMark6712384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7644120"/>--dry-run<text:alphabetical-index-mark-end text:id="IMark9764412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7564936"/>--no-storage<text:alphabetical-index-mark-end text:id="IMark7756493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67123848"/>--no-bar-on-medium<text:alphabetical-index-mark-end text:id="IMark671238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7644120"/>--<text:span text:style-name="T70">no-stop-on-error</text:span><text:alphabetical-index-mark-end text:id="IMark97644120"/></text:p>
      <text:p text:style-name="Option_20_Start">Do not store operation when an error occurre. Try to continue with remaining store/restore.</text:p>
      <text:p text:style-name="Option_20_title"><text:alphabetical-index-mark-start text:id="IMark77564936"/>--no-default-config<text:alphabetical-index-mark-end text:id="IMark77564936"/></text:p>
      <text:p text:style-name="Option_20_Start">Do not read personal configuration file <text:span text:style-name="Filename"><text:span text:style-name="T11">~/.bar/bar.cfg</text:span></text:span><text:span text:style-name="T1">.</text:span></text:p>
      <text:p text:style-name="Option_20_title"><text:alphabetical-index-mark-start text:id="IMark78535304"/><text:span text:style-name="T1">--volume-size</text:span><text:alphabetical-index-mark-end text:id="IMark78535304"/><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78535304"/>--ecc<text:alphabetical-index-mark-end text:id="IMark78535304"/></text:p>
      <text:p text:style-name="Option_20_Start">Enable generation of error correction codes when creating CD/DVD/BD or device images. For CDs/DVDs/BDs the external tool <text:span text:style-name="T1">dvdisaster</text:span><text:span text:style-name="T5"> is required.</text:span></text:p>
      <text:p text:style-name="P35"><text:alphabetical-index-mark-start text:id="IMark67123848"/>--always-create-image<text:alphabetical-index-mark-end text:id="IMark67123848"/></text:p>
      <text:p text:style-name="Option_20_Start">Enable always generate an image file for CDs/DVDs/BDs or devices. Usually image files are only generated when error correction codes should be added.</text:p>
      <text:p text:style-name="P37"><text:alphabetical-index-mark-start text:id="IMark73962888"/>--blank<text:alphabetical-index-mark-end text:id="IMark73962888"/></text:p>
      <text:p text:style-name="Option_20_Start">Blank CD/DVD/BD medium before writing.</text:p>
      <text:p text:style-name="Option_20_title"><text:alphabetical-index-mark-start text:id="IMark77564936"/><text:alphabetical-index-mark-start text:id="IMark78535304"/>--quiet<text:alphabetical-index-mark-end text:id="IMark78535304"/><text:alphabetical-index-mark-end text:id="IMark77564936"/></text:p>
      <text:p text:style-name="Option_20_Start">Be quiet and suppress any output.</text:p>
      <text:p text:style-name="Option_20_title"><text:alphabetical-index-mark-start text:id="IMark67123848"/>--verbose<text:alphabetical-index-mark-end text:id="IMark6712384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1">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73962888"/>--version<text:alphabetical-index-mark-end text:id="IMark73962888"/></text:p>
      <text:p text:style-name="Option_20_Start">Output version of <text:span text:style-name="Name">BAR</text:span>.</text:p>
      <text:p text:style-name="Option_20_title"><text:alphabetical-index-mark-start text:id="IMark97644120"/>--help<text:alphabetical-index-mark-end text:id="IMark97644120"/>, <text:alphabetical-index-mark-start text:id="IMark78535304"/>-h<text:alphabetical-index-mark-end text:id="IMark78535304"/></text:p>
      <text:p text:style-name="Option_20_Start">Output help to options.</text:p>
      <text:p text:style-name="Option_20_title"><text:alphabetical-index-mark-start text:id="IMark108951144"/>--xhelp<text:alphabetical-index-mark-end text:id="IMark108951144"/></text:p>
      <text:p text:style-name="Option_20_Start">Output help to extended options.</text:p>
      <text:p text:style-name="Option_20_title"><text:alphabetical-index-mark-start text:id="IMark67123848"/>--help-internal<text:alphabetical-index-mark-end text:id="IMark6712384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8535304"/>archive-name<text:alphabetical-index-mark-end text:id="IMark78535304"/>=&lt;name&gt;</text:p>
      <text:p text:style-name="Option_20_Start">Specify the archive name. Usually this configuration entry is only found in job files.</text:p>
      <text:p text:style-name="Option_20_title"><text:alphabetical-index-mark-start text:id="IMark97644120"/>archive-type<text:alphabetical-index-mark-end text:id="IMark97644120"/>=normal|full|incremental|differential</text:p>
      <text:p text:style-name="Option_20_Start">Specify the archive type to create. Usually this configuration entry is only found in job files.</text:p>
      <text:p text:style-name="Option_20_title"><text:alphabetical-index-mark-start text:id="IMark108951144"/>crypt-password-mode<text:alphabetical-index-mark-end text:id="IMark108951144"/>=default|ask|config</text:p>
      <text:p text:style-name="Option_20_Start">Specify the password mode. Usually this configuration entry is only found in job files.</text:p>
      <text:p text:style-name="Option_20_title"><text:alphabetical-index-mark-start text:id="IMark78535304"/>include-file<text:alphabetical-index-mark-end text:id="IMark78535304"/>=&lt;pattern&gt;</text:p>
      <text:p text:style-name="Option_20_Start">Include matching entries into the created archive.</text:p>
      <text:p text:style-name="Option_20_title"><text:bookmark-start text:name="__DdeLink__12524_1674148630"/><text:alphabetical-index-mark-start text:id="IMark97644120"/>include-file-command<text:alphabetical-index-mark-end text:id="IMark9764412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108951144"/>include-image<text:alphabetical-index-mark-end text:id="IMark108951144"/>=&lt;pattern&gt;</text:p>
      <text:p text:style-name="Option_20_Start">Include matching devices as disk images into the created archive.</text:p>
      <text:p text:style-name="Option_20_title"><text:alphabetical-index-mark-start text:id="IMark78535304"/>include-image-command<text:alphabetical-index-mark-end text:id="IMark7853530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7644120"/>exclude<text:alphabetical-index-mark-end text:id="IMark9764412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7644120"/>exclude-command<text:alphabetical-index-mark-end text:id="IMark9764412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text:soft-page-break/>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text:soft-page-break/>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text:soft-page-break/>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33054008915143" text:continue-list="list2591250450453346474" text:style-name="L9">
        <text:list-item>
          <text:p text:style-name="P82">month names: Jan, Feb, Mar, Apr, May, Jun, Jul, Aug, Sept, Oct, Nov, Dec</text:p>
        </text:list-item>
        <text:list-item>
          <text:p text:style-name="P8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text:soft-page-break/>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2">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97644120"/><text:alphabetical-index-mark-start text:id="IMark108951144"/>--port<text:alphabetical-index-mark-end text:id="IMark108951144"/><text:alphabetical-index-mark-end text:id="IMark97644120"/>=&lt;n&gt;, <text:alphabetical-index-mark-start text:id="IMark77564936"/><text:alphabetical-index-mark-start text:id="IMark73962888"/>-p<text:alphabetical-index-mark-end text:id="IMark73962888"/><text:alphabetical-index-mark-end text:id="IMark77564936"/>=&lt;n&gt;<text:note text:id="ftn20" text:note-class="footnote"><text:note-citation>20</text:note-citation><text:note-body><text:p text:style-name="P45">A SSL encrypted connection may also be established on the plain server port.</text:p></text:note-body></text:note></text:p>
      <text:p text:style-name="Option_20_Start">Server port. Default is:: 38523.</text:p>
      <text:p text:style-name="Option_20_title"><text:alphabetical-index-mark-start text:id="IMark73962888"/><text:alphabetical-index-mark-start text:id="IMark77564936"/>--tls-port<text:alphabetical-index-mark-end text:id="IMark77564936"/><text:alphabetical-index-mark-end text:id="IMark73962888"/>=&lt;n&gt;</text:p>
      <text:p text:style-name="Option_20_Start">TLS server port. Default is: 38524.</text:p>
      <text:p text:style-name="Option_20_title"><text:alphabetical-index-mark-start text:id="IMark67123848"/>--password<text:alphabetical-index-mark-end text:id="IMark6712384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7564936"/>--login-dialog<text:alphabetical-index-mark-end text:id="IMark77564936"/></text:p>
      <text:p text:style-name="Option_20_Start">Force to open the login dialog.</text:p>
      <text:p text:style-name="Option_20_title"><text:alphabetical-index-mark-start text:id="IMark78535304"/><text:alphabetical-index-mark-start text:id="IMark67123848"/>--key-file<text:alphabetical-index-mark-end text:id="IMark67123848"/><text:alphabetical-index-mark-end text:id="IMark7853530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3962888"/><text:span text:style-name="Filename"><text:span text:style-name="T5">--</text:span></text:span><text:span text:style-name="Filename"><text:span text:style-name="T10">force-ssl</text:span></text:span><text:alphabetical-index-mark-end text:id="IMark73962888"/></text:p>
      <text:p text:style-name="Option_20_Start"><text:span text:style-name="Filename"><text:span text:style-name="T66">Force SSL connection</text:span></text:span></text:p>
      <text:p text:style-name="Option_20_title"><text:alphabetical-index-mark-start text:id="IMark78643048"/>--select-job<text:alphabetical-index-mark-end text:id="IMark78643048"/>=&lt;name&gt;</text:p>
      <text:p text:style-name="Option_20_Start">Select a job in the status tab.</text:p>
      <text:p text:style-name="Option_20_title"><text:alphabetical-index-mark-start text:id="IMark108951144"/><text:alphabetical-index-mark-start text:id="IMark73962888"/>--job<text:alphabetical-index-mark-end text:id="IMark73962888"/><text:alphabetical-index-mark-end text:id="IMark108951144"/>=&lt;name&gt;, <text:alphabetical-index-mark-start text:id="IMark67123848"/><text:alphabetical-index-mark-start text:id="IMark78535304"/>-j<text:alphabetical-index-mark-end text:id="IMark78535304"/><text:alphabetical-index-mark-end text:id="IMark67123848"/>=&lt;name&gt;</text:p>
      <text:p text:style-name="P65">Start execution of job &lt;name&gt; and terminate <text:span text:style-name="Command"><text:span text:style-name="T26">BARC</text:span></text:span><text:span text:style-name="Command">ontrol</text:span>.</text:p>
      <text:p text:style-name="Option_20_title"><text:soft-page-break/><text:alphabetical-index-mark-start text:id="IMark78535304"/>--archive-type<text:alphabetical-index-mark-end text:id="IMark78535304"/>=&lt;mode&gt;</text:p>
      <text:p text:style-name="Option_20_Start">Set job mode: normal, full, incremental, differential. Default is: normal.</text:p>
      <text:p text:style-name="Option_20_title"><text:alphabetical-index-mark-start text:id="IMark78643048"/><text:alphabetical-index-mark-start text:id="IMark67001784"/>--abort<text:alphabetical-index-mark-end text:id="IMark67001784"/><text:alphabetical-index-mark-end text:id="IMark78643048"/>=&lt;name&gt;</text:p>
      <text:p text:style-name="P65">Abort execution of job &lt;name&gt; and terminate <text:span text:style-name="Command"><text:span text:style-name="T26">BARC</text:span></text:span><text:span text:style-name="Command">ontrol</text:span>.</text:p>
      <text:p text:style-name="Option_20_title"><text:alphabetical-index-mark-start text:id="IMark73962888"/>--pause<text:alphabetical-index-mark-end text:id="IMark73962888"/>=&lt;n&gt;, <text:alphabetical-index-mark-start text:id="IMark108951144"/>-t<text:alphabetical-index-mark-end text:id="IMark108951144"/>=&lt;n&gt;</text:p>
      <text:p text:style-name="P65">Pause job execution for &lt;n&gt; seconds and terminate <text:span text:style-name="Command"><text:span text:style-name="T26">BARC</text:span></text:span><text:span text:style-name="Command">ontrol</text:span>.</text:p>
      <text:p text:style-name="Option_20_title"><text:alphabetical-index-mark-start text:id="IMark78535304"/>--ping<text:alphabetical-index-mark-end text:id="IMark78535304"/>, <text:alphabetical-index-mark-start text:id="IMark67123848"/>-i<text:alphabetical-index-mark-end text:id="IMark67123848"/></text:p>
      <text:p text:style-name="P65">Check connection to server and terminate <text:span text:style-name="Command"><text:span text:style-name="T26">BARC</text:span></text:span><text:span text:style-name="Command">ontrol</text:span>.</text:p>
      <text:p text:style-name="Option_20_title"><text:alphabetical-index-mark-start text:id="IMark77564936"/>--suspend<text:alphabetical-index-mark-end text:id="IMark77564936"/>, <text:alphabetical-index-mark-start text:id="IMark97644120"/>-s<text:alphabetical-index-mark-end text:id="IMark97644120"/></text:p>
      <text:p text:style-name="P65">Suspend job execution and terminate <text:span text:style-name="Command"><text:span text:style-name="T26">BARC</text:span></text:span><text:span text:style-name="Command">ontrol</text:span>.</text:p>
      <text:p text:style-name="Option_20_title"><text:alphabetical-index-mark-start text:id="IMark78535304"/>--continue<text:alphabetical-index-mark-end text:id="IMark78535304"/>, <text:alphabetical-index-mark-start text:id="IMark108951144"/>-c<text:alphabetical-index-mark-end text:id="IMark108951144"/></text:p>
      <text:p text:style-name="P65">Continue job execution and terminate <text:span text:style-name="Command"><text:span text:style-name="T26">BARC</text:span></text:span><text:span text:style-name="Command">ontrol</text:span>.</text:p>
      <text:p text:style-name="Option_20_title"><text:alphabetical-index-mark-start text:id="IMark78535304"/>--list<text:alphabetical-index-mark-end text:id="IMark78535304"/>, <text:alphabetical-index-mark-start text:id="IMark108951144"/>-l<text:alphabetical-index-mark-end text:id="IMark108951144"/></text:p>
      <text:p text:style-name="P65">List jobs and terminate <text:span text:style-name="Command"><text:span text:style-name="T26">BARC</text:span></text:span><text:span text:style-name="Command">ontrol</text:span>.</text:p>
      <text:p text:style-name="P36"><text:alphabetical-index-mark-start text:id="IMark76984120"/>--index-database-add<text:alphabetical-index-mark-end text:id="IMark76984120"/>=<text:span text:style-name="T27">&lt;pattern&gt;</text:span></text:p>
      <text:p text:style-name="P66">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6"><text:alphabetical-index-mark-start text:id="IMark78535304"/>--index-database-remove<text:alphabetical-index-mark-end text:id="IMark78535304"/>=<text:span text:style-name="T27">&lt;pattern&gt;</text:span></text:p>
      <text:p text:style-name="P66">Remove storage archive from <text:span text:style-name="T27">the </text:span>index database and terminate <text:span text:style-name="Command"><text:span text:style-name="T26">BARC</text:span></text:span><text:span text:style-name="Command">ontrol</text:span>.</text:p>
      <text:p text:style-name="P36"><text:alphabetical-index-mark-start text:id="IMark78535304"/>--<text:span text:style-name="T27">index-database-refresh</text:span><text:alphabetical-index-mark-end text:id="IMark78535304"/><text:span text:style-name="T27">=&lt;pattern&gt;</text:span></text:p>
      <text:p text:style-name="P67">Refresh storage archives in the index database and terminate <text:span text:style-name="Command"><text:span text:style-name="T26">BARC</text:span></text:span><text:span text:style-name="Command">ontrol</text:span>.</text:p>
      <text:p text:style-name="P36"><text:alphabetical-index-mark-start text:id="IMark67123848"/>--<text:span text:style-name="T66">index-database-entities-list</text:span><text:alphabetical-index-mark-end text:id="IMark67123848"/><text:span text:style-name="T66">=&lt;name&gt;, </text:span><text:alphabetical-index-mark-start text:id="IMark108948184"/><text:span text:style-name="T66">-n</text:span><text:alphabetical-index-mark-end text:id="IMark108948184"/><text:span text:style-name="T66">=&lt;name&gt;</text:span></text:p>
      <text:p text:style-name="P69">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6"><text:alphabetical-index-mark-start text:id="IMark97644120"/>--index-database-storage<text:span text:style-name="T66">s</text:span>-list<text:alphabetical-index-mark-end text:id="IMark97644120"/>=&lt;<text:span text:style-name="T27">name</text:span>&gt;, <text:alphabetical-index-mark-start text:id="IMark63996424"/>-<text:span text:style-name="T27">a</text:span><text:alphabetical-index-mark-end text:id="IMark63996424"/><text:span text:style-name="T27">=&lt;names&gt;</text:span></text:p>
      <text:p text:style-name="P66">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6"><text:alphabetical-index-mark-start text:id="IMark108951144"/>--index-database-entries-list<text:alphabetical-index-mark-end text:id="IMark108951144"/>=&lt;pattern&gt;, <text:alphabetical-index-mark-start text:id="IMark78535304"/>-<text:span text:style-name="T27">e</text:span><text:alphabetical-index-mark-end text:id="IMark78535304"/><text:span text:style-name="T27">=&lt;name&gt;</text:span></text:p>
      <text:p text:style-name="P66">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76984120"/>--restore<text:alphabetical-index-mark-end text:id="IMark76984120"/>=&lt;name&gt;</text:p>
      <text:p text:style-name="Option_20_Start">Restore storage with name &lt;name&gt;</text:p>
      <text:p text:style-name="Option_20_title"><text:alphabetical-index-mark-start text:id="IMark63996424"/>--destination<text:alphabetical-index-mark-end text:id="IMark63996424"/>=&lt;directory&gt;</text:p>
      <text:p text:style-name="Option_20_Start">Selected destination directory for restore.</text:p>
      <text:p text:style-name="Option_20_title"><text:soft-page-break/><text:alphabetical-index-mark-start text:id="IMark76984120"/>--overwrite-entries<text:alphabetical-index-mark-end text:id="IMark76984120"/></text:p>
      <text:p text:style-name="Option_20_Start">Enable overwrite existing entries on restore.</text:p>
      <text:p text:style-name="Option_20_title"><text:alphabetical-index-mark-start text:id="IMark63996424"/>--version<text:alphabetical-index-mark-end text:id="IMark63996424"/></text:p>
      <text:p text:style-name="P65">Output version of <text:span text:style-name="Command"><text:span text:style-name="T26">BARC</text:span></text:span><text:span text:style-name="Command">ontrol</text:span>.</text:p>
      <text:p text:style-name="Option_20_title"><text:alphabetical-index-mark-start text:id="IMark108948184"/>--help<text:alphabetical-index-mark-end text:id="IMark108948184"/>, <text:alphabetical-index-mark-start text:id="IMark63996424"/>-h<text:alphabetical-index-mark-end text:id="IMark6399642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2"><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63996424"/>pause-create<text:alphabetical-index-mark-end text:id="IMark63996424"/>=yes|no</text:p>
      <text:p text:style-name="Configuration">Pause creating new archive files when pause-button is pressed.</text:p>
      <text:p text:style-name="Configuration_20_title"><text:alphabetical-index-mark-start text:id="IMark67123848"/>pause-storage<text:alphabetical-index-mark-end text:id="IMark67123848"/>=yes|no</text:p>
      <text:p text:style-name="Configuration">Pause storage of archive files when pause-button is pressed.</text:p>
      <text:p text:style-name="Configuration_20_title"><text:alphabetical-index-mark-start text:id="IMark63996424"/>pause-restore<text:alphabetical-index-mark-end text:id="IMark63996424"/>=yes|no</text:p>
      <text:p text:style-name="Configuration">Pause restoring archive files when pause-button is pressed.</text:p>
      <text:p text:style-name="Configuration_20_title"><text:alphabetical-index-mark-start text:id="IMark67123848"/>pause-index-database-update<text:alphabetical-index-mark-end text:id="IMark67123848"/>=yes|no</text:p>
      <text:p text:style-name="Configuration">Pause automatic update index database when pause-button is pressed.</text:p>
      <text:p text:style-name="Configuration_20_title"><text:alphabetical-index-mark-start text:id="IMark63996424"/>server<text:alphabetical-index-mark-end text:id="IMark63996424"/>=&lt;name&gt;</text:p>
      <text:p text:style-name="Configuration">Name of computer running a <text:span text:style-name="Name">BAR</text:span> server daemon.</text:p>
      <text:p text:style-name="Configuration_20_title"><text:alphabetical-index-mark-start text:id="IMark67123848"/>server-password<text:alphabetical-index-mark-end text:id="IMark67123848"/>=&lt;password&gt;</text:p>
      <text:p text:style-name="Configuration"><text:span text:style-name="Name">BAR</text:span> server daemon password.</text:p>
      <text:p text:style-name="Configuration_20_title"><text:alphabetical-index-mark-start text:id="IMark63996424"/>server-port<text:alphabetical-index-mark-end text:id="IMark63996424"/>=&lt;n&gt;</text:p>
      <text:p text:style-name="Configuration"><text:span text:style-name="Name">BAR</text:span> server port number for plain network connections.</text:p>
      <text:p text:style-name="Configuration_20_title"><text:alphabetical-index-mark-start text:id="IMark67123848"/>server-tls-port<text:alphabetical-index-mark-end text:id="IMark67123848"/>=&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7644120"/><text:span text:style-name="T1">chunks</text:span><text:alphabetical-index-mark-end text:id="IMark9764412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4"/>
      <text:p text:style-name="Text_20_body_20_Start">A single chunk have the structure:</text:p>
      <text:list xml:id="list3169035980147300512" text:style-name="L10">
        <text:list-item>
          <text:p text:style-name="P114">id (4 characters)</text:p>
        </text:list-item>
      </text:list>
      <text:list xml:id="list133054471827851" text:continue-list="list133054464029405" text:style-name="List_20_1">
        <text:list-item>
          <text:p text:style-name="List_20_1">size (uint64)</text:p>
        </text:list-item>
      </text:list>
      <text:list xml:id="list133053963445268" text:continue-list="list3169035980147300512" text:style-name="L10">
        <text:list-item>
          <text:p text:style-name="P122">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78421336351515842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305500209858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3053998464721" text:continue-list="list13305445169625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305322722112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33053833308667"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3305325981311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33054713097807" text:continue-numbering="true" text:style-name="Numbering_20_5">
        <text:list-item>
          <text:p text:style-name="Question">I cannot establish a TLS/SSL connection with BARControl.</text:p>
        </text:list-item>
      </text:list>
      <text:p text:style-name="P50">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305493641179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3053278007643"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305487521224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305378422390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305310021519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305315005416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13305403576459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7</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33053746907490"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3305292787910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305339446540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305462958328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305422607995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133054129506445"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305426554394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305462891093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305400910216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305383565387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3054192939230"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33053718015643" text:continue-numbering="true" text:style-name="Numbering_20_5">
        <text:list-item>
          <text:p text:style-name="Question">BARControl does not start on my system. I get the error “No more handles [gtk_init_check() failed]”. What is wrong?</text:p>
        </text:list-item>
      </text:list>
      <text:p text:style-name="P50">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305468890130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0">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33053716768670" text:continue-numbering="true" text:style-name="Numbering_20_5">
        <text:list-item>
          <text:p text:style-name="Question">Can I automate the login with BARControl?</text:p>
        </text:list-item>
      </text:list>
      <text:p text:style-name="P50">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3053329571012" text:continue-numbering="true" text:style-name="Numbering_20_5">
        <text:list-item>
          <text:p text:style-name="Question">BAR server is running with the Linux root account on my system. Is it required that BARControl is also running as root?</text:p>
        </text:list-item>
      </text:list>
      <text:p text:style-name="P50">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305378424027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0">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33053228308785" text:continue-numbering="true" text:style-name="Numbering_20_5">
        <text:list-item>
          <text:p text:style-name="Question">Sometimes when I create an archive I see in the progress bars of BARControl numbers over 100%. How can this happen?</text:p>
        </text:list-item>
      </text:list>
      <text:p text:style-name="P50">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305447975750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305377881197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305435619321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3054835807424" text:continue-numbering="true" text:style-name="Numbering_20_5">
        <text:list-item>
          <text:p text:style-name="Question"><text:span text:style-name="Command">Is the graphical front end available as a separated package?</text:span></text:p>
        </text:list-item>
      </text:list>
      <text:p text:style-name="P50">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3305474014884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33054744403101"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305452905927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3054656575590" text:continue-numbering="true" text:style-name="Numbering_20_5">
        <text:list-item>
          <text:p text:style-name="P125">A full backup is expired and was purged. Is it useful to keep the following incremental backups?</text:p>
        </text:list-item>
      </text:list>
      <text:p text:style-name="P51">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1">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146464520719326979" text:style-name="L11">
        <text:list-item>
          <text:p text:style-name="P115">version number of <text:span text:style-name="Name">BAR</text:span></text:p>
        </text:list-item>
      </text:list>
      <text:list xml:id="list133053001911690" text:continue-list="list13305447182785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3054383289998" text:continue-list="list2146464520719326979" text:style-name="L11">
        <text:list-item>
          <text:p text:style-name="P123">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6">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33053421046451" text:continue-list="list13305300191169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33053228624095"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2"><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33054659609722"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8"/>
      <text:p text:style-name="P2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1">--abort<text:tab/>65</text:p>
          <text:p text:style-name="P101">--all<text:tab/>56</text:p>
          <text:p text:style-name="P101">--always-create-image<text:tab/>58</text:p>
          <text:p text:style-name="P101">--archive-file-mode<text:tab/>57</text:p>
          <text:p text:style-name="P101">--archive-part-size<text:tab/>46</text:p>
          <text:p text:style-name="P101">--archive-type<text:tab/>65</text:p>
          <text:p text:style-name="P101">--bd-blank-command<text:tab/>50</text:p>
          <text:p text:style-name="P101">--bd-device<text:tab/>49</text:p>
          <text:p text:style-name="P101">--bd-ecc-command<text:tab/>50</text:p>
          <text:p text:style-name="P101">--bd-ecc-post-command<text:tab/>50</text:p>
          <text:p text:style-name="P101">--bd-ecc-pre-command<text:tab/>50</text:p>
          <text:p text:style-name="P101">--bd-image-command<text:tab/>50</text:p>
          <text:p text:style-name="P101">--bd-image-post-command<text:tab/>49</text:p>
          <text:p text:style-name="P101">--bd-image-pre-command<text:tab/>49</text:p>
          <text:p text:style-name="P101">--bd-load-volume-command<text:tab/>49</text:p>
          <text:p text:style-name="P101">--bd-request-volume-command<text:tab/>49</text:p>
          <text:p text:style-name="P101">--bd-unload-volume-command<text:tab/>49</text:p>
          <text:p text:style-name="P101">--bd-volume-size<text:tab/>49</text:p>
          <text:p text:style-name="P101">--bd-write-command<text:tab/>50</text:p>
          <text:p text:style-name="P101">--bd-write-image-command<text:tab/>50</text:p>
          <text:p text:style-name="P101">--bd-write-post-command<text:tab/>50</text:p>
          <text:p text:style-name="P101">--bd-write-pre-command<text:tab/>50</text:p>
          <text:p text:style-name="P101">--blank<text:tab/>58</text:p>
          <text:p text:style-name="P101">--cd-device<text:tab/>49</text:p>
          <text:p text:style-name="P101">--cd-ecc-command<text:tab/>50</text:p>
          <text:p text:style-name="P101">--cd-ecc-post-command<text:tab/>50</text:p>
          <text:p text:style-name="P101">--cd-ecc-pre-command<text:tab/>50</text:p>
          <text:p text:style-name="P101">--cd-image-command<text:tab/>50</text:p>
          <text:p text:style-name="P101">--cd-image-post-command<text:tab/>49</text:p>
          <text:p text:style-name="P101">--cd-image-pre-command<text:tab/>49</text:p>
          <text:p text:style-name="P101">--cd-load-volume-command<text:tab/>49</text:p>
          <text:p text:style-name="P101">--cd-request-volume-command<text:tab/>49</text:p>
          <text:p text:style-name="P101">--cd-unload-volume-command<text:tab/>49</text:p>
          <text:p text:style-name="P101">--cd-volume-size<text:tab/>49</text:p>
          <text:p text:style-name="P101">--cd-write-command<text:tab/>50</text:p>
          <text:p text:style-name="P101">--cd-write-image-command<text:tab/>50</text:p>
          <text:p text:style-name="P101">--cd-write-post-command<text:tab/>50</text:p>
          <text:p text:style-name="P101">--cd-write-pre-command<text:tab/>50</text:p>
          <text:p text:style-name="P101">--cd‑blank-command<text:tab/>50</text:p>
          <text:p text:style-name="P101">--compare<text:tab/>11, 39</text:p>
          <text:p text:style-name="P101">--compress-algorithm<text:tab/>14, 41</text:p>
          <text:p text:style-name="P101">--compress-exclude<text:tab/>45</text:p>
          <text:p text:style-name="P101">--compress-min-size<text:tab/>44</text:p>
          <text:p text:style-name="P101">--config<text:tab/>56</text:p>
          <text:p text:style-name="P101">--continue<text:tab/>65</text:p>
          <text:p text:style-name="P101">--continuous-database<text:tab/>55</text:p>
          <text:p text:style-name="P101">--create<text:tab/>9, 39</text:p>
          <text:p text:style-name="P101">--crypt-algorithm<text:tab/>45</text:p>
          <text:p text:style-name="P101">--crypt-new-password<text:tab/>46</text:p>
          <text:p text:style-name="P101">--crypt-password<text:tab/>46</text:p>
          <text:p text:style-name="P101">--crypt-private-key<text:tab/>46</text:p>
          <text:p text:style-name="P101">--crypt-public-key<text:tab/>46</text:p>
          <text:p text:style-name="P101">--crypt-type<text:tab/>45</text:p>
          <text:p text:style-name="P101">--daemon<text:tab/>52</text:p>
          <text:p text:style-name="P101">--delete-old-archive-files<text:tab/>56</text:p>
          <text:p text:style-name="P101">--destination<text:tab/>52, 65</text:p>
          <text:p text:style-name="P101">--device<text:tab/>50</text:p>
          <text:p text:style-name="P101">--device-blank-command<text:tab/>51</text:p>
          <text:p text:style-name="P101">--device-ecc-command<text:tab/>51</text:p>
          <text:p text:style-name="P101">--device-ecc-post-command<text:tab/>51</text:p>
          <text:p text:style-name="P101">--device-ecc-pre-command<text:tab/>51</text:p>
          <text:p text:style-name="P101">--device-image-command<text:tab/>51</text:p>
          <text:p text:style-name="P101">--device-image-post-command<text:tab/>51</text:p>
          <text:p text:style-name="P101">--device-image-pre-command<text:tab/>51</text:p>
          <text:p text:style-name="P101">--device-load-volume-command<text:tab/>51</text:p>
          <text:p text:style-name="P101">--device-request-volume-command<text:tab/>51</text:p>
          <text:p text:style-name="P101">--device-unload-volume-command<text:tab/>51</text:p>
          <text:p text:style-name="P101">--device-volume-size<text:tab/>51</text:p>
          <text:p text:style-name="P101">--device-write-command<text:tab/>52</text:p>
          <text:p text:style-name="P101">--device-write-post-command<text:tab/>52</text:p>
          <text:p text:style-name="P101">--device-write-pre-command<text:tab/>51</text:p>
          <text:p text:style-name="P101">--differential<text:tab/>41</text:p>
          <text:p text:style-name="P101">--directory<text:tab/>56</text:p>
          <text:p text:style-name="P101">--directory-strip<text:tab/>52</text:p>
          <text:p text:style-name="P101">--dry-run<text:tab/>57</text:p>
          <text:p text:style-name="P101">--dvd-blank-command<text:tab/>50</text:p>
          <text:p text:style-name="P101">--dvd-device<text:tab/>49</text:p>
          <text:p text:style-name="P101">--dvd-ecc-command<text:tab/>50</text:p>
          <text:p text:style-name="P101">--dvd-ecc-post-command<text:tab/>50</text:p>
          <text:p text:style-name="P101">--dvd-ecc-pre-command<text:tab/>50</text:p>
          <text:p text:style-name="P101">--dvd-image-command<text:tab/>50</text:p>
          <text:p text:style-name="P101">--dvd-image-post-command<text:tab/>49</text:p>
          <text:p text:style-name="P101">--dvd-image-pre-command<text:tab/>49</text:p>
          <text:p text:style-name="P101">--dvd-load-volume-command<text:tab/>49</text:p>
          <text:p text:style-name="P101">--dvd-request-volume-command<text:tab/>49</text:p>
          <text:p text:style-name="P101">--dvd-unload-volume-command<text:tab/>49</text:p>
          <text:p text:style-name="P101">--dvd-volume-size<text:tab/>49</text:p>
          <text:p text:style-name="P101">--dvd-write-command<text:tab/>50</text:p>
          <text:p text:style-name="P101">--dvd-write-image-command<text:tab/>50</text:p>
          <text:p text:style-name="P101">--dvd-write-post-command<text:tab/>50</text:p>
          <text:p text:style-name="P101">--dvd-write-pre-command<text:tab/>50</text:p>
          <text:p text:style-name="P101">--ecc<text:tab/>58</text:p>
          <text:p text:style-name="P101">--exclude<text:tab/>40</text:p>
          <text:p text:style-name="P101">--exclude-command<text:tab/>40</text:p>
          <text:p text:style-name="P101"><text:soft-page-break/>--extract<text:tab/>12, 39</text:p>
          <text:p text:style-name="P101">--file-write-post-command<text:tab/>46</text:p>
          <text:p text:style-name="P101">--file-write-pre-command<text:tab/>46</text:p>
          <text:p text:style-name="P101">--force-delta-compression<text:tab/>57</text:p>
          <text:p text:style-name="P101">--force-ssl<text:tab/>64</text:p>
          <text:p text:style-name="P101">--ftp-login-name<text:tab/>46</text:p>
          <text:p text:style-name="P101">--ftp-max-connections<text:tab/>47</text:p>
          <text:p text:style-name="P101">--ftp-max-storage-size<text:tab/>47</text:p>
          <text:p text:style-name="P101">--ftp-password<text:tab/>47</text:p>
          <text:p text:style-name="P101">--ftp-write-post-command<text:tab/>47</text:p>
          <text:p text:style-name="P101">--ftp-write-pre-command<text:tab/>47</text:p>
          <text:p text:style-name="P101">--full<text:tab/>41</text:p>
          <text:p text:style-name="P101">--generate-keys<text:tab/>39</text:p>
          <text:p text:style-name="P101">--generate-keys-bits<text:tab/>39</text:p>
          <text:p text:style-name="P101">--generate-keys-mode<text:tab/>40</text:p>
          <text:p text:style-name="P101">--group<text:tab/>56</text:p>
          <text:p text:style-name="P101">--help<text:tab/>59, 66</text:p>
          <text:p text:style-name="P101">--help-internal<text:tab/>59</text:p>
          <text:p text:style-name="P101">--human-format<text:tab/>56</text:p>
          <text:p text:style-name="P101">--ignore-no-backup-file<text:tab/>56</text:p>
          <text:p text:style-name="P101">--ignore-no-dump<text:tab/>57</text:p>
          <text:p text:style-name="P101">--image<text:tab/>39</text:p>
          <text:p text:style-name="P101">--include<text:tab/>40</text:p>
          <text:p text:style-name="P101">--include-command<text:tab/>40</text:p>
          <text:p text:style-name="P101">--incremental<text:tab/>41</text:p>
          <text:p text:style-name="P101">--incremental-list-file<text:tab/>41</text:p>
          <text:p text:style-name="P101">--index-database<text:tab/>54</text:p>
          <text:p text:style-name="P101">--index-database-add<text:tab/>65</text:p>
          <text:p text:style-name="P101">--index-database-auto-update<text:tab/>54</text:p>
          <text:p text:style-name="P101">--index-database-entities-list<text:tab/>65</text:p>
          <text:p text:style-name="P101">--index-database-entries-list<text:tab/>65</text:p>
          <text:p text:style-name="P101">--index-database-keep-time<text:tab/>54</text:p>
          <text:p text:style-name="P101">--index-database-max-band-width<text:tab/>54</text:p>
          <text:p text:style-name="P101">--index-database-refresh<text:tab/>65</text:p>
          <text:p text:style-name="P101">--index-database-remove<text:tab/>65</text:p>
          <text:p text:style-name="P101">--index-database-storages-list<text:tab/>65</text:p>
          <text:p text:style-name="P101">--job<text:tab/>64</text:p>
          <text:p text:style-name="P101">--key-file<text:tab/>64</text:p>
          <text:p text:style-name="P101">--list<text:tab/>10, 39, 65</text:p>
          <text:p text:style-name="P101">--log<text:tab/>55</text:p>
          <text:p text:style-name="P101">--log-file<text:tab/>55</text:p>
          <text:p text:style-name="P101">--log-post-command<text:tab/>55</text:p>
          <text:p text:style-name="P101">--login-dialog<text:tab/>64</text:p>
          <text:p text:style-name="P101">--long-format<text:tab/>56</text:p>
          <text:p text:style-name="P101">--max-band-width<text:tab/>53</text:p>
          <text:p text:style-name="P101">--max-tmp-size<text:tab/>56</text:p>
          <text:p text:style-name="P101">--mount<text:tab/>40p.</text:p>
          <text:p text:style-name="P101">--nice-level<text:tab/>53</text:p>
          <text:p text:style-name="P101">--no-bar-on-medium<text:tab/>58</text:p>
          <text:p text:style-name="P101">--no-default-config<text:tab/>58</text:p>
          <text:p text:style-name="P101">--no-detach<text:tab/>52</text:p>
          <text:p text:style-name="P101">--no-fragments-check<text:tab/>57</text:p>
          <text:p text:style-name="P101">--no-header-footer<text:tab/>56</text:p>
          <text:p text:style-name="P101">--no-index-database<text:tab/>54</text:p>
          <text:p text:style-name="P101">--no-stop-on-error<text:tab/>58</text:p>
          <text:p text:style-name="P101">--no-storage<text:tab/>57</text:p>
          <text:p text:style-name="P101">--normal<text:tab/>41</text:p>
          <text:p text:style-name="P101">--numeric-permission<text:tab/>56</text:p>
          <text:p text:style-name="P101">--numeric-uid-gid<text:tab/>56</text:p>
          <text:p text:style-name="P101">--overwrite-archive-files<text:tab/>57</text:p>
          <text:p text:style-name="P101">--overwrite-entries<text:tab/>66</text:p>
          <text:p text:style-name="P101">--overwrite-files<text:tab/>57</text:p>
          <text:p text:style-name="P101">--owner<text:tab/>52</text:p>
          <text:p text:style-name="P101">--password<text:tab/>64</text:p>
          <text:p text:style-name="P101">--pause<text:tab/>65</text:p>
          <text:p text:style-name="P101">--pid-file<text:tab/>56</text:p>
          <text:p text:style-name="P101">--ping<text:tab/>65</text:p>
          <text:p text:style-name="P101">--port<text:tab/>64</text:p>
          <text:p text:style-name="P101">--post-command<text:tab/>40</text:p>
          <text:p text:style-name="P101">--pre-command<text:tab/>40</text:p>
          <text:p text:style-name="P101">--quiet<text:tab/>58</text:p>
          <text:p text:style-name="P101">--raw-images<text:tab/>57</text:p>
          <text:p text:style-name="P101">--remote-bar-executable<text:tab/>53</text:p>
          <text:p text:style-name="P101">--restore<text:tab/>65</text:p>
          <text:p text:style-name="P101">--scp-write-post-command<text:tab/>48</text:p>
          <text:p text:style-name="P101">--scp-write-pre-command<text:tab/>48</text:p>
          <text:p text:style-name="P101">--select-job<text:tab/>64</text:p>
          <text:p text:style-name="P101">--server-ca-file<text:tab/>52</text:p>
          <text:p text:style-name="P101">--server-cert-file<text:tab/>52</text:p>
          <text:p text:style-name="P101">--server-jobs-directory<text:tab/>53</text:p>
          <text:p text:style-name="P101">--server-key-file<text:tab/>52</text:p>
          <text:p text:style-name="P101">--server-password<text:tab/>53</text:p>
          <text:p text:style-name="P101">--server-port<text:tab/>52</text:p>
          <text:p text:style-name="P101">--server-tls-port<text:tab/>52</text:p>
          <text:p text:style-name="P101">--sftp-write-post-command<text:tab/>48</text:p>
          <text:p text:style-name="P101">--sftp-write-pre-command<text:tab/>48</text:p>
          <text:p text:style-name="P101">--skip-unreadable<text:tab/>57</text:p>
          <text:p text:style-name="P101">--ssh-login-name<text:tab/>47</text:p>
          <text:p text:style-name="P101">--ssh-max-connections<text:tab/>47</text:p>
          <text:p text:style-name="P101">--ssh-max-storage-size<text:tab/>47</text:p>
          <text:p text:style-name="P101">--ssh-password<text:tab/>47</text:p>
          <text:p text:style-name="P101">--ssh-port<text:tab/>47</text:p>
          <text:p text:style-name="P101">--ssh-private-key<text:tab/>47</text:p>
          <text:p text:style-name="P101">--ssh-public-key<text:tab/>47</text:p>
          <text:p text:style-name="P101">--suspend<text:tab/>65</text:p>
          <text:p text:style-name="P101">--test<text:tab/>11, 39</text:p>
          <text:p text:style-name="P101">--tls-port<text:tab/>64</text:p>
          <text:p text:style-name="P101">--tmp-directory<text:tab/>56</text:p>
          <text:p text:style-name="P101">--verbose<text:tab/>58</text:p>
          <text:p text:style-name="P101">--version<text:tab/>59, 66</text:p>
          <text:p text:style-name="P101"><text:soft-page-break/>--volume-size<text:tab/>58</text:p>
          <text:p text:style-name="P101">--wait-first-volume<text:tab/>57</text:p>
          <text:p text:style-name="P101">--webdav-login<text:tab/>48</text:p>
          <text:p text:style-name="P101">--webdav-max-connections<text:tab/>48</text:p>
          <text:p text:style-name="P101">--webdav-max-storage-size<text:tab/>48</text:p>
          <text:p text:style-name="P101">--webdav-password<text:tab/>48</text:p>
          <text:p text:style-name="P101">--webdav-write-post-command<text:tab/>48</text:p>
          <text:p text:style-name="P101">--webdav-write-pre-command<text:tab/>48</text:p>
          <text:p text:style-name="P101">--xhelp<text:tab/>59</text:p>
          <text:p text:style-name="P101">-!<text:tab/>40</text:p>
          <text:p text:style-name="P101">-#<text:tab/>40</text:p>
          <text:p text:style-name="P101">-a<text:tab/>65</text:p>
          <text:p text:style-name="P101">-c<text:tab/>39, 65</text:p>
          <text:p text:style-name="P101">-C<text:tab/>56</text:p>
          <text:p text:style-name="P101">-d<text:tab/>39</text:p>
          <text:p text:style-name="P101">-D<text:tab/>52</text:p>
          <text:p text:style-name="P101">-e<text:tab/>65</text:p>
          <text:p text:style-name="P101">-f<text:tab/>41</text:p>
          <text:p text:style-name="P101">-g<text:tab/>56</text:p>
          <text:p text:style-name="P101">-h<text:tab/>59, 66</text:p>
          <text:p text:style-name="P101">-H<text:tab/>56</text:p>
          <text:p text:style-name="P101">-i<text:tab/>41, 65</text:p>
          <text:p text:style-name="P101">-j<text:tab/>64</text:p>
          <text:p text:style-name="P101">-l<text:tab/>39, 65</text:p>
          <text:p text:style-name="P101">-L<text:tab/>56</text:p>
          <text:p text:style-name="P101">-m<text:tab/>39</text:p>
          <text:p text:style-name="P101">-n<text:tab/>65</text:p>
          <text:p text:style-name="P101">-o<text:tab/>57</text:p>
          <text:p text:style-name="P101">-p<text:tab/>52, 64</text:p>
          <text:p text:style-name="P101">-s<text:tab/>16, 46, 65</text:p>
          <text:p text:style-name="P101">-t<text:tab/>39, 65</text:p>
          <text:p text:style-name="P101">-x<text:tab/>39</text:p>
          <text:p text:style-name="P101">-y<text:tab/>45</text:p>
          <text:p text:style-name="P101">-z<text:tab/>14, 41</text:p>
          <text:p text:style-name="P105">A</text:p>
          <text:p text:style-name="P101">archive-name<text:tab/>60</text:p>
          <text:p text:style-name="P101">archive-type<text:tab/>60</text:p>
          <text:p text:style-name="P101">atime<text:tab/>9</text:p>
          <text:p text:style-name="P105">B</text:p>
          <text:p text:style-name="P101">bar-keygen<text:tab/>7</text:p>
          <text:p text:style-name="P101">basic commands<text:tab/>39</text:p>
          <text:p text:style-name="P105">C</text:p>
          <text:p text:style-name="P101">chunks<text:tab/>67</text:p>
          <text:p text:style-name="P101">compare archive<text:tab/>11</text:p>
          <text:p text:style-name="P101">compress archive<text:tab/>14</text:p>
          <text:p text:style-name="P101">compression<text:tab/>41</text:p>
          <text:p text:style-name="P101">creating archive<text:tab/>9</text:p>
          <text:p text:style-name="P101">crypt-password-mode<text:tab/>60</text:p>
          <text:p text:style-name="P105">D</text:p>
          <text:p text:style-name="P101">device configuration<text:tab/>62</text:p>
          <text:p text:style-name="P101">differential archive<text:tab/>12</text:p>
          <text:p text:style-name="P105">E</text:p>
          <text:p text:style-name="P101">encryption<text:tab/>45</text:p>
          <text:p text:style-name="P101">exclude<text:tab/>60</text:p>
          <text:p text:style-name="P101">exclude-command<text:tab/>60</text:p>
          <text:p text:style-name="P101">extract archive<text:tab/>12</text:p>
          <text:p text:style-name="P105">F</text:p>
          <text:p text:style-name="P101">file format<text:tab/>67</text:p>
          <text:p text:style-name="P101">ftp server configuration<text:tab/>61</text:p>
          <text:p text:style-name="P105">G</text:p>
          <text:p text:style-name="P101">graphical front end<text:tab/>22</text:p>
          <text:p text:style-name="P105">I</text:p>
          <text:p text:style-name="P101">include-file<text:tab/>60</text:p>
          <text:p text:style-name="P101">include-file-command<text:tab/>60</text:p>
          <text:p text:style-name="P101">include-image<text:tab/>60</text:p>
          <text:p text:style-name="P101">include-image-command<text:tab/>60</text:p>
          <text:p text:style-name="P101">include/exclude files<text:tab/>40</text:p>
          <text:p text:style-name="P101">incremental archive<text:tab/>12</text:p>
          <text:p text:style-name="P105">L</text:p>
          <text:p text:style-name="P101">list archive<text:tab/>10</text:p>
          <text:p text:style-name="P105">P</text:p>
          <text:p text:style-name="P101">pause-create<text:tab/>66</text:p>
          <text:p text:style-name="P101">pause-index-database-update<text:tab/>66</text:p>
          <text:p text:style-name="P101">pause-restore<text:tab/>66</text:p>
          <text:p text:style-name="P101">pause-storage<text:tab/>66</text:p>
          <text:p text:style-name="P105">S</text:p>
          <text:p text:style-name="P101">schedule configuration<text:tab/>62</text:p>
          <text:p text:style-name="P101">server<text:tab/>19, 52, 66</text:p>
          <text:p text:style-name="P101">server-password<text:tab/>66</text:p>
          <text:p text:style-name="P101">server-port<text:tab/>66</text:p>
          <text:p text:style-name="P101">server-tls-port<text:tab/>66</text:p>
          <text:p text:style-name="P101">split archives<text:tab/>16, 46</text:p>
          <text:p text:style-name="P101">ssh/scp/sftp server configuration<text:tab/>61</text:p>
          <text:p text:style-name="P101">store archives<text:tab/>17, 46</text:p>
          <text:p text:style-name="P105">T</text:p>
          <text:p text:style-name="P101">test archive<text:tab/>11</text:p>
          <text:p text:style-name="P105">U</text:p>
          <text:p text:style-name="P101">URI<text:tab/>17</text:p>
        </text:index-body>
      </text:alphabetical-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08-06T13:30:52.343883254</dc:date>
    <meta:editing-duration>P255DT23H54M2S</meta:editing-duration>
    <meta:editing-cycles>552</meta:editing-cycles>
    <meta:generator>LibreOffice/4.2.8.2$Linux_X86_64 LibreOffice_project/420m0$Build-2</meta:generator>
    <meta:document-statistic meta:table-count="14" meta:image-count="19" meta:object-count="0" meta:page-count="83" meta:paragraph-count="2416" meta:word-count="22344" meta:character-count="140846" meta:non-whitespace-character-count="121384"/>
  </office:meta>
</office:document-meta>
</file>